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cm"/>
    </style:style>
    <style:style style:name="co2" style:family="table-column">
      <style:table-column-properties fo:break-before="auto" style:column-width="1.10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9cm"/>
    </style:style>
    <style:style style:name="co5" style:family="table-column">
      <style:table-column-properties fo:break-before="auto" style:column-width="0.748cm"/>
    </style:style>
    <style:style style:name="co6" style:family="table-column">
      <style:table-column-properties fo:break-before="auto" style:column-width="10.876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136cm"/>
    </style:style>
    <style:style style:name="co10" style:family="table-column">
      <style:table-column-properties fo:break-before="auto" style:column-width="1.4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Prob18" table:style-name="ta1" table:print="false">
        <table:table-column table:style-name="co1" table:number-columns-repeated="9" table:default-cell-style-name="Default"/>
        <table:table-column table:style-name="co2" table:default-cell-style-name="ce1"/>
        <table:table-column table:style-name="co1" table:number-columns-repeated="11" table:default-cell-style-name="ce1"/>
        <table:table-column table:style-name="co1" table:number-columns-repeated="3" table:default-cell-style-name="Default"/>
        <table:table-column table:style-name="co3" table:number-columns-repeated="3" table:default-cell-style-name="Default"/>
        <table:table-row table:style-name="ro1">
          <table:table-cell table:number-columns-repeated="9"/>
          <table:table-cell table:formula="oooc:=IF(([.J2]+[.J3])&gt;([.K2]+[.K3]);([.J2]+[.J3]);([.K2]+[.K3]))" office:value-type="float" office:value="1074">
            <text:p>1074</text:p>
          </table:table-cell>
          <table:table-cell table:formula="oooc:=IF(([.K2]+[.K3])&gt;([.L2]+[.L3]);([.K2]+[.K3]);([.L2]+[.L3]))" office:value-type="float" office:value="999">
            <text:p>999</text:p>
          </table:table-cell>
          <table:table-cell table:formula="oooc:=IF(([.L2]+[.L3])&gt;([.M2]+[.M3]);([.L2]+[.L3]);([.M2]+[.M3]))" office:value-type="float" office:value="935">
            <text:p>935</text:p>
          </table:table-cell>
          <table:table-cell table:formula="oooc:=IF(([.M2]+[.M3])&gt;([.N2]+[.N3]);([.M2]+[.M3]);([.N2]+[.N3]))" office:value-type="float" office:value="792">
            <text:p>792</text:p>
          </table:table-cell>
          <table:table-cell table:formula="oooc:=IF(([.N2]+[.N3])&gt;([.O2]+[.O3]);([.N2]+[.N3]);([.O2]+[.O3]))" office:value-type="float" office:value="782">
            <text:p>782</text:p>
          </table:table-cell>
          <table:table-cell table:formula="oooc:=IF(([.O2]+[.O3])&gt;([.P2]+[.P3]);([.O2]+[.O3]);([.P2]+[.P3]))" office:value-type="float" office:value="717">
            <text:p>717</text:p>
          </table:table-cell>
          <table:table-cell table:formula="oooc:=IF(([.P2]+[.P3])&gt;([.Q2]+[.Q3]);([.P2]+[.P3]);([.Q2]+[.Q3]))" office:value-type="float" office:value="683">
            <text:p>683</text:p>
          </table:table-cell>
          <table:table-cell table:formula="oooc:=IF(([.Q2]+[.Q3])&gt;([.R2]+[.R3]);([.Q2]+[.Q3]);([.R2]+[.R3]))" office:value-type="float" office:value="616">
            <text:p>616</text:p>
          </table:table-cell>
          <table:table-cell table:formula="oooc:=IF(([.R2]+[.R3])&gt;([.S2]+[.S3]);([.R2]+[.R3]);([.S2]+[.S3]))" office:value-type="float" office:value="487">
            <text:p>487</text:p>
          </table:table-cell>
          <table:table-cell table:formula="oooc:=IF(([.S2]+[.S3])&gt;([.T2]+[.T3]);([.S2]+[.S3]);([.T2]+[.T3]))" office:value-type="float" office:value="322">
            <text:p>322</text:p>
          </table:table-cell>
          <table:table-cell table:formula="oooc:=IF(([.T2]+[.T3])&gt;([.U2]+[.U3]);([.T2]+[.T3]);([.U2]+[.U3]))" office:value-type="float" office:value="247">
            <text:p>247</text:p>
          </table:table-cell>
          <table:table-cell table:formula="oooc:=IF(([.U2]+[.U3])&gt;([.V2]+[.V3]);([.U2]+[.U3]);([.V2]+[.V3]))" office:value-type="float" office:value="233">
            <text:p>23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75">
            <text:p>75</text:p>
          </table:table-cell>
          <table:table-cell table:number-columns-repeated="11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4]+[.J5])&gt;([.K4]+[.K5]);([.J4]+[.J5]);([.K4]+[.K5]))" office:value-type="float" office:value="999">
            <text:p>999</text:p>
          </table:table-cell>
          <table:table-cell table:formula="oooc:=IF(([.K4]+[.K5])&gt;([.L4]+[.L5]);([.K4]+[.K5]);([.L4]+[.L5]))" office:value-type="float" office:value="999">
            <text:p>999</text:p>
          </table:table-cell>
          <table:table-cell table:formula="oooc:=IF(([.L4]+[.L5])&gt;([.M4]+[.M5]);([.L4]+[.L5]);([.M4]+[.M5]))" office:value-type="float" office:value="935">
            <text:p>935</text:p>
          </table:table-cell>
          <table:table-cell table:formula="oooc:=IF(([.M4]+[.M5])&gt;([.N4]+[.N5]);([.M4]+[.M5]);([.N4]+[.N5]))" office:value-type="float" office:value="792">
            <text:p>792</text:p>
          </table:table-cell>
          <table:table-cell table:formula="oooc:=IF(([.N4]+[.N5])&gt;([.O4]+[.O5]);([.N4]+[.N5]);([.O4]+[.O5]))" office:value-type="float" office:value="782">
            <text:p>782</text:p>
          </table:table-cell>
          <table:table-cell table:formula="oooc:=IF(([.O4]+[.O5])&gt;([.P4]+[.P5]);([.O4]+[.O5]);([.P4]+[.P5]))" office:value-type="float" office:value="717">
            <text:p>717</text:p>
          </table:table-cell>
          <table:table-cell table:formula="oooc:=IF(([.P4]+[.P5])&gt;([.Q4]+[.Q5]);([.P4]+[.P5]);([.Q4]+[.Q5]))" office:value-type="float" office:value="683">
            <text:p>683</text:p>
          </table:table-cell>
          <table:table-cell table:formula="oooc:=IF(([.Q4]+[.Q5])&gt;([.R4]+[.R5]);([.Q4]+[.Q5]);([.R4]+[.R5]))" office:value-type="float" office:value="616">
            <text:p>616</text:p>
          </table:table-cell>
          <table:table-cell table:formula="oooc:=IF(([.R4]+[.R5])&gt;([.S4]+[.S5]);([.R4]+[.R5]);([.S4]+[.S5]))" office:value-type="float" office:value="487">
            <text:p>487</text:p>
          </table:table-cell>
          <table:table-cell table:formula="oooc:=IF(([.S4]+[.S5])&gt;([.T4]+[.T5]);([.S4]+[.S5]);([.T4]+[.T5]))" office:value-type="float" office:value="322">
            <text:p>322</text:p>
          </table:table-cell>
          <table:table-cell table:formula="oooc:=IF(([.T4]+[.T5])&gt;([.U4]+[.U5]);([.T4]+[.T5]);([.U4]+[.U5]))" office:value-type="float" office:value="247">
            <text:p>247</text:p>
          </table:table-cell>
          <table:table-cell table:formula="oooc:=IF(([.U4]+[.U5])&gt;([.V4]+[.V5]);([.U4]+[.U5]);([.V4]+[.V5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95">
            <text:p>95</text:p>
          </table:table-cell>
          <table:table-cell table:style-name="Default" office:value-type="float" office:value="64">
            <text:p>64</text:p>
          </table:table-cell>
          <table:table-cell table:number-columns-repeated="10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6]+[.J7])&gt;([.K6]+[.K7]);([.J6]+[.J7]);([.K6]+[.K7]))" office:value-type="float" office:value="900">
            <text:p>900</text:p>
          </table:table-cell>
          <table:table-cell table:formula="oooc:=IF(([.K6]+[.K7])&gt;([.L6]+[.L7]);([.K6]+[.K7]);([.L6]+[.L7]))" office:value-type="float" office:value="935">
            <text:p>935</text:p>
          </table:table-cell>
          <table:table-cell table:formula="oooc:=IF(([.L6]+[.L7])&gt;([.M6]+[.M7]);([.L6]+[.L7]);([.M6]+[.M7]))" office:value-type="float" office:value="935">
            <text:p>935</text:p>
          </table:table-cell>
          <table:table-cell table:formula="oooc:=IF(([.M6]+[.M7])&gt;([.N6]+[.N7]);([.M6]+[.M7]);([.N6]+[.N7]))" office:value-type="float" office:value="792">
            <text:p>792</text:p>
          </table:table-cell>
          <table:table-cell table:formula="oooc:=IF(([.N6]+[.N7])&gt;([.O6]+[.O7]);([.N6]+[.N7]);([.O6]+[.O7]))" office:value-type="float" office:value="782">
            <text:p>782</text:p>
          </table:table-cell>
          <table:table-cell table:formula="oooc:=IF(([.O6]+[.O7])&gt;([.P6]+[.P7]);([.O6]+[.O7]);([.P6]+[.P7]))" office:value-type="float" office:value="717">
            <text:p>717</text:p>
          </table:table-cell>
          <table:table-cell table:formula="oooc:=IF(([.P6]+[.P7])&gt;([.Q6]+[.Q7]);([.P6]+[.P7]);([.Q6]+[.Q7]))" office:value-type="float" office:value="683">
            <text:p>683</text:p>
          </table:table-cell>
          <table:table-cell table:formula="oooc:=IF(([.Q6]+[.Q7])&gt;([.R6]+[.R7]);([.Q6]+[.Q7]);([.R6]+[.R7]))" office:value-type="float" office:value="616">
            <text:p>616</text:p>
          </table:table-cell>
          <table:table-cell table:formula="oooc:=IF(([.R6]+[.R7])&gt;([.S6]+[.S7]);([.R6]+[.R7]);([.S6]+[.S7]))" office:value-type="float" office:value="487">
            <text:p>487</text:p>
          </table:table-cell>
          <table:table-cell table:formula="oooc:=IF(([.S6]+[.S7])&gt;([.T6]+[.T7]);([.S6]+[.S7]);([.T6]+[.T7]))" office:value-type="float" office:value="322">
            <text:p>322</text:p>
          </table:table-cell>
          <table:table-cell table:formula="oooc:=IF(([.T6]+[.T7])&gt;([.U6]+[.U7]);([.T6]+[.T7]);([.U6]+[.U7]))" office:value-type="float" office:value="247">
            <text:p>247</text:p>
          </table:table-cell>
          <table:table-cell table:formula="oooc:=IF(([.U6]+[.U7])&gt;([.V6]+[.V7]);([.U6]+[.U7]);([.V6]+[.V7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17">
            <text:p>17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82">
            <text:p>82</text:p>
          </table:table-cell>
          <table:table-cell table:number-columns-repeated="9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8]+[.J9])&gt;([.K8]+[.K9]);([.J8]+[.J9]);([.K8]+[.K9]))" office:value-type="float" office:value="801">
            <text:p>801</text:p>
          </table:table-cell>
          <table:table-cell table:formula="oooc:=IF(([.K8]+[.K9])&gt;([.L8]+[.L9]);([.K8]+[.K9]);([.L8]+[.L9]))" office:value-type="float" office:value="853">
            <text:p>853</text:p>
          </table:table-cell>
          <table:table-cell table:formula="oooc:=IF(([.L8]+[.L9])&gt;([.M8]+[.M9]);([.L8]+[.L9]);([.M8]+[.M9]))" office:value-type="float" office:value="853">
            <text:p>853</text:p>
          </table:table-cell>
          <table:table-cell table:formula="oooc:=IF(([.M8]+[.M9])&gt;([.N8]+[.N9]);([.M8]+[.M9]);([.N8]+[.N9]))" office:value-type="float" office:value="792">
            <text:p>792</text:p>
          </table:table-cell>
          <table:table-cell table:formula="oooc:=IF(([.N8]+[.N9])&gt;([.O8]+[.O9]);([.N8]+[.N9]);([.O8]+[.O9]))" office:value-type="float" office:value="782">
            <text:p>782</text:p>
          </table:table-cell>
          <table:table-cell table:formula="oooc:=IF(([.O8]+[.O9])&gt;([.P8]+[.P9]);([.O8]+[.O9]);([.P8]+[.P9]))" office:value-type="float" office:value="717">
            <text:p>717</text:p>
          </table:table-cell>
          <table:table-cell table:formula="oooc:=IF(([.P8]+[.P9])&gt;([.Q8]+[.Q9]);([.P8]+[.P9]);([.Q8]+[.Q9]))" office:value-type="float" office:value="683">
            <text:p>683</text:p>
          </table:table-cell>
          <table:table-cell table:formula="oooc:=IF(([.Q8]+[.Q9])&gt;([.R8]+[.R9]);([.Q8]+[.Q9]);([.R8]+[.R9]))" office:value-type="float" office:value="616">
            <text:p>616</text:p>
          </table:table-cell>
          <table:table-cell table:formula="oooc:=IF(([.R8]+[.R9])&gt;([.S8]+[.S9]);([.R8]+[.R9]);([.S8]+[.S9]))" office:value-type="float" office:value="487">
            <text:p>487</text:p>
          </table:table-cell>
          <table:table-cell table:formula="oooc:=IF(([.S8]+[.S9])&gt;([.T8]+[.T9]);([.S8]+[.S9]);([.T8]+[.T9]))" office:value-type="float" office:value="322">
            <text:p>322</text:p>
          </table:table-cell>
          <table:table-cell table:formula="oooc:=IF(([.T8]+[.T9])&gt;([.U8]+[.U9]);([.T8]+[.T9]);([.U8]+[.U9]))" office:value-type="float" office:value="247">
            <text:p>247</text:p>
          </table:table-cell>
          <table:table-cell table:formula="oooc:=IF(([.U8]+[.U9])&gt;([.V8]+[.V9]);([.U8]+[.U9]);([.V8]+[.V9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18">
            <text:p>18</text:p>
          </table:table-cell>
          <table:table-cell table:style-name="Default" office:value-type="float" office:value="35">
            <text:p>35</text:p>
          </table:table-cell>
          <table:table-cell table:style-name="Default" office:value-type="float" office:value="87">
            <text:p>87</text:p>
          </table:table-cell>
          <table:table-cell table:style-name="Default" office:value-type="float" office:value="10">
            <text:p>10</text:p>
          </table:table-cell>
          <table:table-cell table:number-columns-repeated="8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10]+[.J11])&gt;([.K10]+[.K11]);([.J10]+[.J11]);([.K10]+[.K11]))" office:value-type="float" office:value="686">
            <text:p>686</text:p>
          </table:table-cell>
          <table:table-cell table:formula="oooc:=IF(([.K10]+[.K11])&gt;([.L10]+[.L11]);([.K10]+[.K11]);([.L10]+[.L11]))" office:value-type="float" office:value="766">
            <text:p>766</text:p>
          </table:table-cell>
          <table:table-cell table:formula="oooc:=IF(([.L10]+[.L11])&gt;([.M10]+[.M11]);([.L10]+[.L11]);([.M10]+[.M11]))" office:value-type="float" office:value="766">
            <text:p>766</text:p>
          </table:table-cell>
          <table:table-cell table:formula="oooc:=IF(([.M10]+[.M11])&gt;([.N10]+[.N11]);([.M10]+[.M11]);([.N10]+[.N11]))" office:value-type="float" office:value="782">
            <text:p>782</text:p>
          </table:table-cell>
          <table:table-cell table:formula="oooc:=IF(([.N10]+[.N11])&gt;([.O10]+[.O11]);([.N10]+[.N11]);([.O10]+[.O11]))" office:value-type="float" office:value="782">
            <text:p>782</text:p>
          </table:table-cell>
          <table:table-cell table:formula="oooc:=IF(([.O10]+[.O11])&gt;([.P10]+[.P11]);([.O10]+[.O11]);([.P10]+[.P11]))" office:value-type="float" office:value="717">
            <text:p>717</text:p>
          </table:table-cell>
          <table:table-cell table:formula="oooc:=IF(([.P10]+[.P11])&gt;([.Q10]+[.Q11]);([.P10]+[.P11]);([.Q10]+[.Q11]))" office:value-type="float" office:value="683">
            <text:p>683</text:p>
          </table:table-cell>
          <table:table-cell table:formula="oooc:=IF(([.Q10]+[.Q11])&gt;([.R10]+[.R11]);([.Q10]+[.Q11]);([.R10]+[.R11]))" office:value-type="float" office:value="616">
            <text:p>616</text:p>
          </table:table-cell>
          <table:table-cell table:formula="oooc:=IF(([.R10]+[.R11])&gt;([.S10]+[.S11]);([.R10]+[.R11]);([.S10]+[.S11]))" office:value-type="float" office:value="487">
            <text:p>487</text:p>
          </table:table-cell>
          <table:table-cell table:formula="oooc:=IF(([.S10]+[.S11])&gt;([.T10]+[.T11]);([.S10]+[.S11]);([.T10]+[.T11]))" office:value-type="float" office:value="322">
            <text:p>322</text:p>
          </table:table-cell>
          <table:table-cell table:formula="oooc:=IF(([.T10]+[.T11])&gt;([.U10]+[.U11]);([.T10]+[.T11]);([.U10]+[.U11]))" office:value-type="float" office:value="247">
            <text:p>247</text:p>
          </table:table-cell>
          <table:table-cell table:formula="oooc:=IF(([.U10]+[.U11])&gt;([.V10]+[.V11]);([.U10]+[.U11]);([.V10]+[.V11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20">
            <text:p>20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82">
            <text:p>82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65">
            <text:p>65</text:p>
          </table:table-cell>
          <table:table-cell table:number-columns-repeated="7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12]+[.J13])&gt;([.K12]+[.K13]);([.J12]+[.J13]);([.K12]+[.K13]))" office:value-type="float" office:value="666">
            <text:p>666</text:p>
          </table:table-cell>
          <table:table-cell table:formula="oooc:=IF(([.K12]+[.K13])&gt;([.L12]+[.L13]);([.K12]+[.K13]);([.L12]+[.L13]))" office:value-type="float" office:value="636">
            <text:p>636</text:p>
          </table:table-cell>
          <table:table-cell table:formula="oooc:=IF(([.L12]+[.L13])&gt;([.M12]+[.M13]);([.L12]+[.L13]);([.M12]+[.M13]))" office:value-type="float" office:value="684">
            <text:p>684</text:p>
          </table:table-cell>
          <table:table-cell table:formula="oooc:=IF(([.M12]+[.M13])&gt;([.N12]+[.N13]);([.M12]+[.M13]);([.N12]+[.N13]))" office:value-type="float" office:value="684">
            <text:p>684</text:p>
          </table:table-cell>
          <table:table-cell table:formula="oooc:=IF(([.N12]+[.N13])&gt;([.O12]+[.O13]);([.N12]+[.N13]);([.O12]+[.O13]))" office:value-type="float" office:value="717">
            <text:p>717</text:p>
          </table:table-cell>
          <table:table-cell table:formula="oooc:=IF(([.O12]+[.O13])&gt;([.P12]+[.P13]);([.O12]+[.O13]);([.P12]+[.P13]))" office:value-type="float" office:value="717">
            <text:p>717</text:p>
          </table:table-cell>
          <table:table-cell table:formula="oooc:=IF(([.P12]+[.P13])&gt;([.Q12]+[.Q13]);([.P12]+[.P13]);([.Q12]+[.Q13]))" office:value-type="float" office:value="683">
            <text:p>683</text:p>
          </table:table-cell>
          <table:table-cell table:formula="oooc:=IF(([.Q12]+[.Q13])&gt;([.R12]+[.R13]);([.Q12]+[.Q13]);([.R12]+[.R13]))" office:value-type="float" office:value="616">
            <text:p>616</text:p>
          </table:table-cell>
          <table:table-cell table:formula="oooc:=IF(([.R12]+[.R13])&gt;([.S12]+[.S13]);([.R12]+[.R13]);([.S12]+[.S13]))" office:value-type="float" office:value="487">
            <text:p>487</text:p>
          </table:table-cell>
          <table:table-cell table:formula="oooc:=IF(([.S12]+[.S13])&gt;([.T12]+[.T13]);([.S12]+[.S13]);([.T12]+[.T13]))" office:value-type="float" office:value="322">
            <text:p>322</text:p>
          </table:table-cell>
          <table:table-cell table:formula="oooc:=IF(([.T12]+[.T13])&gt;([.U12]+[.U13]);([.T12]+[.T13]);([.U12]+[.U13]))" office:value-type="float" office:value="247">
            <text:p>247</text:p>
          </table:table-cell>
          <table:table-cell table:formula="oooc:=IF(([.U12]+[.U13])&gt;([.V12]+[.V13]);([.U12]+[.U13]);([.V12]+[.V13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19">
            <text:p>19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75">
            <text:p>75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34">
            <text:p>34</text:p>
          </table:table-cell>
          <table:table-cell table:number-columns-repeated="6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14]+[.J15])&gt;([.K14]+[.K15]);([.J14]+[.J15]);([.K14]+[.K15]))" office:value-type="float" office:value="647">
            <text:p>647</text:p>
          </table:table-cell>
          <table:table-cell table:formula="oooc:=IF(([.K14]+[.K15])&gt;([.L14]+[.L15]);([.K14]+[.K15]);([.L14]+[.L15]))" office:value-type="float" office:value="613">
            <text:p>613</text:p>
          </table:table-cell>
          <table:table-cell table:formula="oooc:=IF(([.L14]+[.L15])&gt;([.M14]+[.M15]);([.L14]+[.L15]);([.M14]+[.M15]))" office:value-type="float" office:value="613">
            <text:p>613</text:p>
          </table:table-cell>
          <table:table-cell table:formula="oooc:=IF(([.M14]+[.M15])&gt;([.N14]+[.N15]);([.M14]+[.M15]);([.N14]+[.N15]))" office:value-type="float" office:value="609">
            <text:p>609</text:p>
          </table:table-cell>
          <table:table-cell table:formula="oooc:=IF(([.N14]+[.N15])&gt;([.O14]+[.O15]);([.N14]+[.N15]);([.O14]+[.O15]))" office:value-type="float" office:value="657">
            <text:p>657</text:p>
          </table:table-cell>
          <table:table-cell table:formula="oooc:=IF(([.O14]+[.O15])&gt;([.P14]+[.P15]);([.O14]+[.O15]);([.P14]+[.P15]))" office:value-type="float" office:value="683">
            <text:p>683</text:p>
          </table:table-cell>
          <table:table-cell table:formula="oooc:=IF(([.P14]+[.P15])&gt;([.Q14]+[.Q15]);([.P14]+[.P15]);([.Q14]+[.Q15]))" office:value-type="float" office:value="683">
            <text:p>683</text:p>
          </table:table-cell>
          <table:table-cell table:formula="oooc:=IF(([.Q14]+[.Q15])&gt;([.R14]+[.R15]);([.Q14]+[.Q15]);([.R14]+[.R15]))" office:value-type="float" office:value="616">
            <text:p>616</text:p>
          </table:table-cell>
          <table:table-cell table:formula="oooc:=IF(([.R14]+[.R15])&gt;([.S14]+[.S15]);([.R14]+[.R15]);([.S14]+[.S15]))" office:value-type="float" office:value="487">
            <text:p>487</text:p>
          </table:table-cell>
          <table:table-cell table:formula="oooc:=IF(([.S14]+[.S15])&gt;([.T14]+[.T15]);([.S14]+[.S15]);([.T14]+[.T15]))" office:value-type="float" office:value="322">
            <text:p>322</text:p>
          </table:table-cell>
          <table:table-cell table:formula="oooc:=IF(([.T14]+[.T15])&gt;([.U14]+[.U15]);([.T14]+[.T15]);([.U14]+[.U15]))" office:value-type="float" office:value="247">
            <text:p>247</text:p>
          </table:table-cell>
          <table:table-cell table:formula="oooc:=IF(([.U14]+[.U15])&gt;([.V14]+[.V15]);([.U14]+[.U15]);([.V14]+[.V15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88">
            <text:p>88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63">
            <text:p>63</text:p>
          </table:table-cell>
          <table:table-cell table:style-name="Default" office:value-type="float" office:value="67">
            <text:p>67</text:p>
          </table:table-cell>
          <table:table-cell table:number-columns-repeated="5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16]+[.J17])&gt;([.K16]+[.K17]);([.J16]+[.J17]);([.K16]+[.K17]))" office:value-type="float" office:value="559">
            <text:p>559</text:p>
          </table:table-cell>
          <table:table-cell table:formula="oooc:=IF(([.K16]+[.K17])&gt;([.L16]+[.L17]);([.K16]+[.K17]);([.L16]+[.L17]))" office:value-type="float" office:value="499">
            <text:p>499</text:p>
          </table:table-cell>
          <table:table-cell table:formula="oooc:=IF(([.L16]+[.L17])&gt;([.M16]+[.M17]);([.L16]+[.L17]);([.M16]+[.M17]))" office:value-type="float" office:value="536">
            <text:p>536</text:p>
          </table:table-cell>
          <table:table-cell table:formula="oooc:=IF(([.M16]+[.M17])&gt;([.N16]+[.N17]);([.M16]+[.M17]);([.N16]+[.N17]))" office:value-type="float" office:value="536">
            <text:p>536</text:p>
          </table:table-cell>
          <table:table-cell table:formula="oooc:=IF(([.N16]+[.N17])&gt;([.O16]+[.O17]);([.N16]+[.N17]);([.O16]+[.O17]))" office:value-type="float" office:value="526">
            <text:p>526</text:p>
          </table:table-cell>
          <table:table-cell table:formula="oooc:=IF(([.O16]+[.O17])&gt;([.P16]+[.P17]);([.O16]+[.O17]);([.P16]+[.P17]))" office:value-type="float" office:value="594">
            <text:p>594</text:p>
          </table:table-cell>
          <table:table-cell table:formula="oooc:=IF(([.P16]+[.P17])&gt;([.Q16]+[.Q17]);([.P16]+[.P17]);([.Q16]+[.Q17]))" office:value-type="float" office:value="616">
            <text:p>616</text:p>
          </table:table-cell>
          <table:table-cell table:formula="oooc:=IF(([.Q16]+[.Q17])&gt;([.R16]+[.R17]);([.Q16]+[.Q17]);([.R16]+[.R17]))" office:value-type="float" office:value="616">
            <text:p>616</text:p>
          </table:table-cell>
          <table:table-cell table:formula="oooc:=IF(([.R16]+[.R17])&gt;([.S16]+[.S17]);([.R16]+[.R17]);([.S16]+[.S17]))" office:value-type="float" office:value="487">
            <text:p>487</text:p>
          </table:table-cell>
          <table:table-cell table:formula="oooc:=IF(([.S16]+[.S17])&gt;([.T16]+[.T17]);([.S16]+[.S17]);([.T16]+[.T17]))" office:value-type="float" office:value="322">
            <text:p>322</text:p>
          </table:table-cell>
          <table:table-cell table:formula="oooc:=IF(([.T16]+[.T17])&gt;([.U16]+[.U17]);([.T16]+[.T17]);([.U16]+[.U17]))" office:value-type="float" office:value="247">
            <text:p>247</text:p>
          </table:table-cell>
          <table:table-cell table:formula="oooc:=IF(([.U16]+[.U17])&gt;([.V16]+[.V17]);([.U16]+[.U17]);([.V16]+[.V17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99">
            <text:p>99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92">
            <text:p>92</text:p>
          </table:table-cell>
          <table:table-cell table:number-columns-repeated="4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18]+[.J19])&gt;([.K18]+[.K19]);([.J18]+[.J19]);([.K18]+[.K19]))" office:value-type="float" office:value="460">
            <text:p>460</text:p>
          </table:table-cell>
          <table:table-cell table:formula="oooc:=IF(([.K18]+[.K19])&gt;([.L18]+[.L19]);([.K18]+[.K19]);([.L18]+[.L19]))" office:value-type="float" office:value="434">
            <text:p>434</text:p>
          </table:table-cell>
          <table:table-cell table:formula="oooc:=IF(([.L18]+[.L19])&gt;([.M18]+[.M19]);([.L18]+[.L19]);([.M18]+[.M19]))" office:value-type="float" office:value="475">
            <text:p>475</text:p>
          </table:table-cell>
          <table:table-cell table:formula="oooc:=IF(([.M18]+[.M19])&gt;([.N18]+[.N19]);([.M18]+[.M19]);([.N18]+[.N19]))" office:value-type="float" office:value="508">
            <text:p>508</text:p>
          </table:table-cell>
          <table:table-cell table:formula="oooc:=IF(([.N18]+[.N19])&gt;([.O18]+[.O19]);([.N18]+[.N19]);([.O18]+[.O19]))" office:value-type="float" office:value="508">
            <text:p>508</text:p>
          </table:table-cell>
          <table:table-cell table:formula="oooc:=IF(([.O18]+[.O19])&gt;([.P18]+[.P19]);([.O18]+[.O19]);([.P18]+[.P19]))" office:value-type="float" office:value="510">
            <text:p>510</text:p>
          </table:table-cell>
          <table:table-cell table:formula="oooc:=IF(([.P18]+[.P19])&gt;([.Q18]+[.Q19]);([.P18]+[.P19]);([.Q18]+[.Q19]))" office:value-type="float" office:value="524">
            <text:p>524</text:p>
          </table:table-cell>
          <table:table-cell table:formula="oooc:=IF(([.Q18]+[.Q19])&gt;([.R18]+[.R19]);([.Q18]+[.Q19]);([.R18]+[.R19]))" office:value-type="float" office:value="524">
            <text:p>524</text:p>
          </table:table-cell>
          <table:table-cell table:formula="oooc:=IF(([.R18]+[.R19])&gt;([.S18]+[.S19]);([.R18]+[.R19]);([.S18]+[.S19]))" office:value-type="float" office:value="487">
            <text:p>487</text:p>
          </table:table-cell>
          <table:table-cell table:formula="oooc:=IF(([.S18]+[.S19])&gt;([.T18]+[.T19]);([.S18]+[.S19]);([.T18]+[.T19]))" office:value-type="float" office:value="322">
            <text:p>322</text:p>
          </table:table-cell>
          <table:table-cell table:formula="oooc:=IF(([.T18]+[.T19])&gt;([.U18]+[.U19]);([.T18]+[.T19]);([.U18]+[.U19]))" office:value-type="float" office:value="247">
            <text:p>247</text:p>
          </table:table-cell>
          <table:table-cell table:formula="oooc:=IF(([.U18]+[.U19])&gt;([.V18]+[.V19]);([.U18]+[.U19]);([.V18]+[.V19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41">
            <text:p>41</text:p>
          </table:table-cell>
          <table:table-cell table:style-name="Default" office:value-type="float" office:value="41">
            <text:p>41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56">
            <text:p>56</text:p>
          </table:table-cell>
          <table:table-cell table:style-name="Default" office:value-type="float" office:value="83">
            <text:p>83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80">
            <text:p>80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33">
            <text:p>33</text:p>
          </table:table-cell>
          <table:table-cell table:number-columns-repeated="3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20]+[.J21])&gt;([.K20]+[.K21]);([.J20]+[.J21]);([.K20]+[.K21]))" office:value-type="float" office:value="419">
            <text:p>419</text:p>
          </table:table-cell>
          <table:table-cell table:formula="oooc:=IF(([.K20]+[.K21])&gt;([.L20]+[.L21]);([.K20]+[.K21]);([.L20]+[.L21]))" office:value-type="float" office:value="393">
            <text:p>393</text:p>
          </table:table-cell>
          <table:table-cell table:formula="oooc:=IF(([.L20]+[.L21])&gt;([.M20]+[.M21]);([.L20]+[.L21]);([.M20]+[.M21]))" office:value-type="float" office:value="393">
            <text:p>393</text:p>
          </table:table-cell>
          <table:table-cell table:formula="oooc:=IF(([.M20]+[.M21])&gt;([.N20]+[.N21]);([.M20]+[.M21]);([.N20]+[.N21]))" office:value-type="float" office:value="419">
            <text:p>419</text:p>
          </table:table-cell>
          <table:table-cell table:formula="oooc:=IF(([.N20]+[.N21])&gt;([.O20]+[.O21]);([.N20]+[.N21]);([.O20]+[.O21]))" office:value-type="float" office:value="425">
            <text:p>425</text:p>
          </table:table-cell>
          <table:table-cell table:formula="oooc:=IF(([.O20]+[.O21])&gt;([.P20]+[.P21]);([.O20]+[.O21]);([.P20]+[.P21]))" office:value-type="float" office:value="430">
            <text:p>430</text:p>
          </table:table-cell>
          <table:table-cell table:formula="oooc:=IF(([.P20]+[.P21])&gt;([.Q20]+[.Q21]);([.P20]+[.P21]);([.Q20]+[.Q21]))" office:value-type="float" office:value="430">
            <text:p>430</text:p>
          </table:table-cell>
          <table:table-cell table:formula="oooc:=IF(([.Q20]+[.Q21])&gt;([.R20]+[.R21]);([.Q20]+[.Q21]);([.R20]+[.R21]))" office:value-type="float" office:value="454">
            <text:p>454</text:p>
          </table:table-cell>
          <table:table-cell table:formula="oooc:=IF(([.R20]+[.R21])&gt;([.S20]+[.S21]);([.R20]+[.R21]);([.S20]+[.S21]))" office:value-type="float" office:value="454">
            <text:p>454</text:p>
          </table:table-cell>
          <table:table-cell table:formula="oooc:=IF(([.S20]+[.S21])&gt;([.T20]+[.T21]);([.S20]+[.S21]);([.T20]+[.T21]))" office:value-type="float" office:value="322">
            <text:p>322</text:p>
          </table:table-cell>
          <table:table-cell table:formula="oooc:=IF(([.T20]+[.T21])&gt;([.U20]+[.U21]);([.T20]+[.T21]);([.U20]+[.U21]))" office:value-type="float" office:value="247">
            <text:p>247</text:p>
          </table:table-cell>
          <table:table-cell table:formula="oooc:=IF(([.U20]+[.U21])&gt;([.V20]+[.V21]);([.U20]+[.U21]);([.V20]+[.V21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41">
            <text:p>41</text:p>
          </table:table-cell>
          <table:table-cell table:style-name="Default" office:value-type="float" office:value="48">
            <text:p>48</text:p>
          </table:table-cell>
          <table:table-cell table:style-name="Default" office:value-type="float" office:value="72">
            <text:p>72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47">
            <text:p>47</text:p>
          </table:table-cell>
          <table:table-cell table:style-name="Default" office:value-type="float" office:value="32">
            <text:p>32</text:p>
          </table:table-cell>
          <table:table-cell table:style-name="Default" office:value-type="float" office:value="37">
            <text:p>37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94">
            <text:p>94</text:p>
          </table:table-cell>
          <table:table-cell table:style-name="Default" office:value-type="float" office:value="29">
            <text:p>29</text:p>
          </table:table-cell>
          <table:table-cell table:number-columns-repeated="2"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22]+[.J23])&gt;([.K22]+[.K23]);([.J22]+[.J23]);([.K22]+[.K23]))" office:value-type="float" office:value="378">
            <text:p>378</text:p>
          </table:table-cell>
          <table:table-cell table:formula="oooc:=IF(([.K22]+[.K23])&gt;([.L22]+[.L23]);([.K22]+[.K23]);([.L22]+[.L23]))" office:value-type="float" office:value="317">
            <text:p>317</text:p>
          </table:table-cell>
          <table:table-cell table:formula="oooc:=IF(([.L22]+[.L23])&gt;([.M22]+[.M23]);([.L22]+[.L23]);([.M22]+[.M23]))" office:value-type="float" office:value="321">
            <text:p>321</text:p>
          </table:table-cell>
          <table:table-cell table:formula="oooc:=IF(([.M22]+[.M23])&gt;([.N22]+[.N23]);([.M22]+[.M23]);([.N22]+[.N23]))" office:value-type="float" office:value="354">
            <text:p>354</text:p>
          </table:table-cell>
          <table:table-cell table:formula="oooc:=IF(([.N22]+[.N23])&gt;([.O22]+[.O23]);([.N22]+[.N23]);([.O22]+[.O23]))" office:value-type="float" office:value="372">
            <text:p>372</text:p>
          </table:table-cell>
          <table:table-cell table:formula="oooc:=IF(([.O22]+[.O23])&gt;([.P22]+[.P23]);([.O22]+[.O23]);([.P22]+[.P23]))" office:value-type="float" office:value="393">
            <text:p>393</text:p>
          </table:table-cell>
          <table:table-cell table:formula="oooc:=IF(([.P22]+[.P23])&gt;([.Q22]+[.Q23]);([.P22]+[.P23]);([.Q22]+[.Q23]))" office:value-type="float" office:value="393">
            <text:p>393</text:p>
          </table:table-cell>
          <table:table-cell table:formula="oooc:=IF(([.Q22]+[.Q23])&gt;([.R22]+[.R23]);([.Q22]+[.Q23]);([.R22]+[.R23]))" office:value-type="float" office:value="360">
            <text:p>360</text:p>
          </table:table-cell>
          <table:table-cell table:formula="oooc:=IF(([.R22]+[.R23])&gt;([.S22]+[.S23]);([.R22]+[.R23]);([.S22]+[.S23]))" office:value-type="float" office:value="360">
            <text:p>360</text:p>
          </table:table-cell>
          <table:table-cell table:formula="oooc:=IF(([.S22]+[.S23])&gt;([.T22]+[.T23]);([.S22]+[.S23]);([.T22]+[.T23]))" office:value-type="float" office:value="293">
            <text:p>293</text:p>
          </table:table-cell>
          <table:table-cell table:formula="oooc:=IF(([.T22]+[.T23])&gt;([.U22]+[.U23]);([.T22]+[.T23]);([.U22]+[.U23]))" office:value-type="float" office:value="247">
            <text:p>247</text:p>
          </table:table-cell>
          <table:table-cell table:formula="oooc:=IF(([.U22]+[.U23])&gt;([.V22]+[.V23]);([.U22]+[.U23]);([.V22]+[.V23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53">
            <text:p>53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44">
            <text:p>44</text:p>
          </table:table-cell>
          <table:table-cell table:style-name="Default" office:value-type="float" office:value="65">
            <text:p>65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97">
            <text:p>97</text:p>
          </table:table-cell>
          <table:table-cell table:style-name="Default" office:value-type="float" office:value="51">
            <text:p>51</text:p>
          </table:table-cell>
          <table:table-cell table:style-name="Default" office:value-type="float" office:value="14">
            <text:p>14</text:p>
          </table:table-cell>
          <table:table-cell table:style-name="Default"/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24]+[.J25])&gt;([.K24]+[.K25]);([.J24]+[.J25]);([.K24]+[.K25]))" office:value-type="float" office:value="325">
            <text:p>325</text:p>
          </table:table-cell>
          <table:table-cell table:formula="oooc:=IF(([.K24]+[.K25])&gt;([.L24]+[.L25]);([.K24]+[.K25]);([.L24]+[.L25]))" office:value-type="float" office:value="246">
            <text:p>246</text:p>
          </table:table-cell>
          <table:table-cell table:formula="oooc:=IF(([.L24]+[.L25])&gt;([.M24]+[.M25]);([.L24]+[.L25]);([.M24]+[.M25]))" office:value-type="float" office:value="187">
            <text:p>187</text:p>
          </table:table-cell>
          <table:table-cell table:formula="oooc:=IF(([.M24]+[.M25])&gt;([.N24]+[.N25]);([.M24]+[.M25]);([.N24]+[.N25]))" office:value-type="float" office:value="256">
            <text:p>256</text:p>
          </table:table-cell>
          <table:table-cell table:formula="oooc:=IF(([.N24]+[.N25])&gt;([.O24]+[.O25]);([.N24]+[.N25]);([.O24]+[.O25]))" office:value-type="float" office:value="329">
            <text:p>329</text:p>
          </table:table-cell>
          <table:table-cell table:formula="oooc:=IF(([.O24]+[.O25])&gt;([.P24]+[.P25]);([.O24]+[.O25]);([.P24]+[.P25]))" office:value-type="float" office:value="329">
            <text:p>329</text:p>
          </table:table-cell>
          <table:table-cell table:formula="oooc:=IF(([.P24]+[.P25])&gt;([.Q24]+[.Q25]);([.P24]+[.P25]);([.Q24]+[.Q25]))" office:value-type="float" office:value="302">
            <text:p>302</text:p>
          </table:table-cell>
          <table:table-cell table:formula="oooc:=IF(([.Q24]+[.Q25])&gt;([.R24]+[.R25]);([.Q24]+[.Q25]);([.R24]+[.R25]))" office:value-type="float" office:value="302">
            <text:p>302</text:p>
          </table:table-cell>
          <table:table-cell table:formula="oooc:=IF(([.R24]+[.R25])&gt;([.S24]+[.S25]);([.R24]+[.R25]);([.S24]+[.S25]))" office:value-type="float" office:value="263">
            <text:p>263</text:p>
          </table:table-cell>
          <table:table-cell table:formula="oooc:=IF(([.S24]+[.S25])&gt;([.T24]+[.T25]);([.S24]+[.S25]);([.T24]+[.T25]))" office:value-type="float" office:value="242">
            <text:p>242</text:p>
          </table:table-cell>
          <table:table-cell table:formula="oooc:=IF(([.T24]+[.T25])&gt;([.U24]+[.U25]);([.T24]+[.T25]);([.U24]+[.U25]))" office:value-type="float" office:value="233">
            <text:p>233</text:p>
          </table:table-cell>
          <table:table-cell table:formula="oooc:=IF(([.U24]+[.U25])&gt;([.V24]+[.V25]);([.U24]+[.U25]);([.V24]+[.V25]))" office:value-type="float" office:value="233">
            <text:p>233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office:value-type="float" office:value="70">
            <text:p>7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33">
            <text:p>33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77">
            <text:p>77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78">
            <text:p>78</text:p>
          </table:table-cell>
          <table:table-cell table:style-name="Default" office:value-type="float" office:value="39">
            <text:p>39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57">
            <text:p>57</text:p>
          </table:table-cell>
          <table:table-cell/>
          <table:table-cell table:number-columns-repeated="5"/>
        </table:table-row>
        <table:table-row table:style-name="ro1">
          <table:table-cell table:number-columns-repeated="9"/>
          <table:table-cell table:formula="oooc:=IF(([.J26]+[.J27])&gt;([.K26]+[.K27]);([.J26]+[.J27]);([.K26]+[.K27]))" office:value-type="float" office:value="255">
            <text:p>255</text:p>
          </table:table-cell>
          <table:table-cell table:formula="oooc:=IF(([.K26]+[.K27])&gt;([.L26]+[.L27]);([.K26]+[.K27]);([.L26]+[.L27]))" office:value-type="float" office:value="235">
            <text:p>235</text:p>
          </table:table-cell>
          <table:table-cell table:formula="oooc:=IF(([.L26]+[.L27])&gt;([.M26]+[.M27]);([.L26]+[.L27]);([.M26]+[.M27]))" office:value-type="float" office:value="154">
            <text:p>154</text:p>
          </table:table-cell>
          <table:table-cell table:formula="oooc:=IF(([.M26]+[.M27])&gt;([.N26]+[.N27]);([.M26]+[.M27]);([.N26]+[.N27]))" office:value-type="float" office:value="150">
            <text:p>150</text:p>
          </table:table-cell>
          <table:table-cell table:formula="oooc:=IF(([.N26]+[.N27])&gt;([.O26]+[.O27]);([.N26]+[.N27]);([.O26]+[.O27]))" office:value-type="float" office:value="179">
            <text:p>179</text:p>
          </table:table-cell>
          <table:table-cell table:formula="oooc:=IF(([.O26]+[.O27])&gt;([.P26]+[.P27]);([.O26]+[.O27]);([.P26]+[.P27]))" office:value-type="float" office:value="256">
            <text:p>256</text:p>
          </table:table-cell>
          <table:table-cell table:formula="oooc:=IF(([.P26]+[.P27])&gt;([.Q26]+[.Q27]);([.P26]+[.P27]);([.Q26]+[.Q27]))" office:value-type="float" office:value="256">
            <text:p>256</text:p>
          </table:table-cell>
          <table:table-cell table:formula="oooc:=IF(([.Q26]+[.Q27])&gt;([.R26]+[.R27]);([.Q26]+[.Q27]);([.R26]+[.R27]))" office:value-type="float" office:value="224">
            <text:p>224</text:p>
          </table:table-cell>
          <table:table-cell table:formula="oooc:=IF(([.R26]+[.R27])&gt;([.S26]+[.S27]);([.R26]+[.R27]);([.S26]+[.S27]))" office:value-type="float" office:value="224">
            <text:p>224</text:p>
          </table:table-cell>
          <table:table-cell table:formula="oooc:=IF(([.S26]+[.S27])&gt;([.T26]+[.T27]);([.S26]+[.S27]);([.T26]+[.T27]))" office:value-type="float" office:value="174">
            <text:p>174</text:p>
          </table:table-cell>
          <table:table-cell table:formula="oooc:=IF(([.T26]+[.T27])&gt;([.U26]+[.U27]);([.T26]+[.T27]);([.U26]+[.U27]))" office:value-type="float" office:value="176">
            <text:p>176</text:p>
          </table:table-cell>
          <table:table-cell table:formula="oooc:=IF(([.U26]+[.U27])&gt;([.V26]+[.V27]);([.U26]+[.U27]);([.V26]+[.V27]))" office:value-type="float" office:value="176">
            <text:p>176</text:p>
          </table:table-cell>
          <table:table-cell/>
          <table:table-cell table:number-columns-repeated="4"/>
          <table:table-cell table:formula="oooc:=66+98" office:value-type="float" office:value="164">
            <text:p>164</text:p>
          </table:table-cell>
        </table:table-row>
        <table:table-row table:style-name="ro1">
          <table:table-cell table:number-columns-repeated="9"/>
          <table:table-cell office:value-type="float" office:value="91">
            <text:p>91</text:p>
          </table:table-cell>
          <table:table-cell table:style-name="Default" office:value-type="float" office:value="71">
            <text:p>71</text:p>
          </table:table-cell>
          <table:table-cell table:style-name="Default" office:value-type="float" office:value="52">
            <text:p>52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91">
            <text:p>91</text:p>
          </table:table-cell>
          <table:table-cell table:style-name="Default" office:value-type="float" office:value="43">
            <text:p>43</text:p>
          </table:table-cell>
          <table:table-cell table:style-name="Default" office:value-type="float" office:value="58">
            <text:p>58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9">
            <text:p>29</text:p>
          </table:table-cell>
          <table:table-cell office:value-type="float" office:value="48">
            <text:p>48</text:p>
          </table:table-cell>
          <table:table-cell table:number-columns-repeated="5"/>
        </table:table-row>
        <table:table-row table:style-name="ro1">
          <table:table-cell table:number-columns-repeated="9"/>
          <table:table-cell table:formula="oooc:=IF(([.J28]+[.J29])&gt;([.K28]+[.K29]);([.J28]+[.J29]);([.K28]+[.K29]))" office:value-type="float" office:value="164">
            <text:p>164</text:p>
          </table:table-cell>
          <table:table-cell table:formula="oooc:=IF(([.K28]+[.K29])&gt;([.L28]+[.L29]);([.K28]+[.K29]);([.L28]+[.L29]))" office:value-type="float" office:value="164">
            <text:p>164</text:p>
          </table:table-cell>
          <table:table-cell table:formula="oooc:=IF(([.L28]+[.L29])&gt;([.M28]+[.M29]);([.L28]+[.L29]);([.M28]+[.M29]))" office:value-type="float" office:value="102">
            <text:p>102</text:p>
          </table:table-cell>
          <table:table-cell table:formula="oooc:=IF(([.M28]+[.M29])&gt;([.N28]+[.N29]);([.M28]+[.M29]);([.N28]+[.N29]))" office:value-type="float" office:value="112">
            <text:p>112</text:p>
          </table:table-cell>
          <table:table-cell table:formula="oooc:=IF(([.N28]+[.N29])&gt;([.O28]+[.O29]);([.N28]+[.N29]);([.O28]+[.O29]))" office:value-type="float" office:value="123">
            <text:p>123</text:p>
          </table:table-cell>
          <table:table-cell table:formula="oooc:=IF(([.O28]+[.O29])&gt;([.P28]+[.P29]);([.O28]+[.O29]);([.P28]+[.P29]))" office:value-type="float" office:value="165">
            <text:p>165</text:p>
          </table:table-cell>
          <table:table-cell table:formula="oooc:=IF(([.P28]+[.P29])&gt;([.Q28]+[.Q29]);([.P28]+[.P29]);([.Q28]+[.Q29]))" office:value-type="float" office:value="165">
            <text:p>165</text:p>
          </table:table-cell>
          <table:table-cell table:formula="oooc:=IF(([.Q28]+[.Q29])&gt;([.R28]+[.R29]);([.Q28]+[.Q29]);([.R28]+[.R29]))" office:value-type="float" office:value="166">
            <text:p>166</text:p>
          </table:table-cell>
          <table:table-cell table:formula="oooc:=IF(([.R28]+[.R29])&gt;([.S28]+[.S29]);([.R28]+[.R29]);([.S28]+[.S29]))" office:value-type="float" office:value="166">
            <text:p>166</text:p>
          </table:table-cell>
          <table:table-cell table:formula="oooc:=IF(([.S28]+[.S29])&gt;([.T28]+[.T29]);([.S28]+[.S29]);([.T28]+[.T29]))" office:value-type="float" office:value="122">
            <text:p>122</text:p>
          </table:table-cell>
          <table:table-cell table:formula="oooc:=IF(([.T28]+[.T29])&gt;([.U28]+[.U29]);([.T28]+[.T29]);([.U28]+[.U29]))" office:value-type="float" office:value="147">
            <text:p>147</text:p>
          </table:table-cell>
          <table:table-cell table:formula="oooc:=IF(([.U28]+[.U29])&gt;([.V28]+[.V29]);([.U28]+[.U29]);([.V28]+[.V29]))" office:value-type="float" office:value="147">
            <text:p>147</text:p>
          </table:table-cell>
          <table:table-cell table:style-name="ce1" table:formula="oooc:=IF(([.V28]+[.V29])&gt;([.W28]+[.W29]);([.V28]+[.V29]);([.W28]+[.W29]))" office:value-type="float" office:value="100">
            <text:p>100</text:p>
          </table:table-cell>
          <table:table-cell table:number-columns-repeated="4"/>
          <table:table-cell table:formula="oooc:=[.AA25]+91" office:value-type="float" office:value="255">
            <text:p>255</text:p>
          </table:table-cell>
        </table:table-row>
        <table:table-row table:style-name="ro1">
          <table:table-cell table:number-columns-repeated="9"/>
          <table:table-cell office:value-type="float" office:value="63">
            <text:p>63</text:p>
          </table:table-cell>
          <table:table-cell table:style-name="Default" office:value-type="float" office:value="66">
            <text:p>66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68">
            <text:p>68</text:p>
          </table:table-cell>
          <table:table-cell table:style-name="Default" office:value-type="float" office:value="89">
            <text:p>89</text:p>
          </table:table-cell>
          <table:table-cell table:style-name="Default" office:value-type="float" office:value="53">
            <text:p>53</text:p>
          </table:table-cell>
          <table:table-cell table:style-name="Default" office:value-type="float" office:value="67">
            <text:p>67</text:p>
          </table:table-cell>
          <table:table-cell table:style-name="Default" office:value-type="float" office:value="30">
            <text:p>30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69">
            <text:p>69</text:p>
          </table:table-cell>
          <table:table-cell table:style-name="Default" office:value-type="float" office:value="87">
            <text:p>87</text:p>
          </table:table-cell>
          <table:table-cell office:value-type="float" office:value="40">
            <text:p>40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 table:number-columns-repeated="9"/>
          <table:table-cell table:formula="oooc:=IF([.J30]&gt;[.K30];[.J30];[.K30])" office:value-type="float" office:value="62">
            <text:p>62</text:p>
          </table:table-cell>
          <table:table-cell table:formula="oooc:=IF([.K30]&gt;[.L30];[.K30];[.L30])" office:value-type="float" office:value="98">
            <text:p>98</text:p>
          </table:table-cell>
          <table:table-cell table:formula="oooc:=IF([.L30]&gt;[.M30];[.L30];[.M30])" office:value-type="float" office:value="98">
            <text:p>98</text:p>
          </table:table-cell>
          <table:table-cell table:formula="oooc:=IF([.M30]&gt;[.N30];[.M30];[.N30])" office:value-type="float" office:value="27">
            <text:p>27</text:p>
          </table:table-cell>
          <table:table-cell table:formula="oooc:=IF([.N30]&gt;[.O30];[.N30];[.O30])" office:value-type="float" office:value="23">
            <text:p>23</text:p>
          </table:table-cell>
          <table:table-cell table:formula="oooc:=IF([.O30]&gt;[.P30];[.O30];[.P30])" office:value-type="float" office:value="70">
            <text:p>70</text:p>
          </table:table-cell>
          <table:table-cell table:formula="oooc:=IF([.P30]&gt;[.Q30];[.P30];[.Q30])" office:value-type="float" office:value="98">
            <text:p>98</text:p>
          </table:table-cell>
          <table:table-cell table:formula="oooc:=IF([.Q30]&gt;[.R30];[.Q30];[.R30])" office:value-type="float" office:value="98">
            <text:p>98</text:p>
          </table:table-cell>
          <table:table-cell table:formula="oooc:=IF([.R30]&gt;[.S30];[.R30];[.S30])" office:value-type="float" office:value="93">
            <text:p>93</text:p>
          </table:table-cell>
          <table:table-cell table:formula="oooc:=IF([.S30]&gt;[.T30];[.S30];[.T30])" office:value-type="float" office:value="93">
            <text:p>93</text:p>
          </table:table-cell>
          <table:table-cell table:formula="oooc:=IF([.T30]&gt;[.U30];[.T30];[.U30])" office:value-type="float" office:value="53">
            <text:p>53</text:p>
          </table:table-cell>
          <table:table-cell table:formula="oooc:=IF([.U30]&gt;[.V30];[.U30];[.V30])" office:value-type="float" office:value="60">
            <text:p>60</text:p>
          </table:table-cell>
          <table:table-cell table:style-name="ce1" table:formula="oooc:=IF([.V30]&gt;[.W30];[.V30];[.W30])" office:value-type="float" office:value="60">
            <text:p>60</text:p>
          </table:table-cell>
          <table:table-cell table:style-name="ce1" table:formula="oooc:=IF([.W30]&gt;[.X30];[.W30];[.X30])" office:value-type="float" office:value="23">
            <text:p>23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4">
            <text:p>4</text:p>
          </table:table-cell>
          <table:table-cell table:style-name="Default" office:value-type="float" office:value="62">
            <text:p>62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70">
            <text:p>70</text:p>
          </table:table-cell>
          <table:table-cell table:style-name="Default" office:value-type="float" office:value="98">
            <text:p>98</text:p>
          </table:table-cell>
          <table:table-cell table:style-name="Default" office:value-type="float" office:value="73">
            <text:p>73</text:p>
          </table:table-cell>
          <table:table-cell table:style-name="Default" office:value-type="float" office:value="93">
            <text:p>93</text:p>
          </table:table-cell>
          <table:table-cell table:style-name="Default" office:value-type="float" office:value="38">
            <text:p>38</text:p>
          </table:table-cell>
          <table:table-cell table:style-name="Default" office:value-type="float" office:value="53">
            <text:p>53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table:number-columns-repeated="3"/>
        </table:table-row>
      </table:table>
      <table:table table:name="Prob16" table:style-name="ta1" table:print="false">
        <office:forms form:automatic-focus="false" form:apply-design-mode="false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25" table:default-cell-style-name="Default"/>
        <table:table-row table:style-name="ro1">
          <table:table-cell/>
          <table:table-cell office:value-type="string">
            <text:p>Find the sum of the digits of 2^1000</text:p>
          </table:table-cell>
          <table:table-cell table:number-columns-repeated="27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M = 1000/n</text:p>
          </table:table-cell>
          <table:table-cell office:value-type="string">
            <text:p>n</text:p>
          </table:table-cell>
          <table:table-cell office:value-type="string">
            <text:p>2^n</text:p>
          </table:table-cell>
          <table:table-cell table:number-columns-repeated="26"/>
        </table:table-row>
        <table:table-row table:style-name="ro1">
          <table:table-cell table:formula="oooc:=1000/[.B4]" office:value-type="float" office:value="100">
            <text:p>100</text:p>
          </table:table-cell>
          <table:table-cell office:value-type="float" office:value="10">
            <text:p>10</text:p>
          </table:table-cell>
          <table:table-cell table:formula="oooc:=2^[.B4]" office:value-type="float" office:value="1024">
            <text:p>1024</text:p>
          </table:table-cell>
          <table:table-cell table:number-columns-repeated="26"/>
        </table:table-row>
        <table:table-row table:style-name="ro1">
          <table:table-cell table:formula="oooc:=1000/[.B5]" office:value-type="float" office:value="90.9090909090909">
            <text:p>90.91</text:p>
          </table:table-cell>
          <table:table-cell office:value-type="float" office:value="11">
            <text:p>11</text:p>
          </table:table-cell>
          <table:table-cell table:formula="oooc:=2^[.B5]" office:value-type="float" office:value="2048">
            <text:p>2048</text:p>
          </table:table-cell>
          <table:table-cell table:number-columns-repeated="26"/>
        </table:table-row>
        <table:table-row table:style-name="ro1">
          <table:table-cell table:formula="oooc:=1000/[.B6]" office:value-type="float" office:value="83.3333333333333">
            <text:p>83.33</text:p>
          </table:table-cell>
          <table:table-cell office:value-type="float" office:value="12">
            <text:p>12</text:p>
          </table:table-cell>
          <table:table-cell table:formula="oooc:=2^[.B6]" office:value-type="float" office:value="4096">
            <text:p>4096</text:p>
          </table:table-cell>
          <table:table-cell table:number-columns-repeated="26"/>
        </table:table-row>
        <table:table-row table:style-name="ro1">
          <table:table-cell table:formula="oooc:=1000/[.B7]" office:value-type="float" office:value="76.9230769230769">
            <text:p>76.92</text:p>
          </table:table-cell>
          <table:table-cell office:value-type="float" office:value="13">
            <text:p>13</text:p>
          </table:table-cell>
          <table:table-cell table:formula="oooc:=2^[.B7]" office:value-type="float" office:value="8192">
            <text:p>8192</text:p>
          </table:table-cell>
          <table:table-cell table:number-columns-repeated="26"/>
        </table:table-row>
        <table:table-row table:style-name="ro1">
          <table:table-cell table:formula="oooc:=1000/[.B8]" office:value-type="float" office:value="71.4285714285714">
            <text:p>71.43</text:p>
          </table:table-cell>
          <table:table-cell office:value-type="float" office:value="14">
            <text:p>14</text:p>
          </table:table-cell>
          <table:table-cell table:formula="oooc:=2^[.B8]" office:value-type="float" office:value="16384">
            <text:p>16384</text:p>
          </table:table-cell>
          <table:table-cell table:number-columns-repeated="26"/>
        </table:table-row>
        <table:table-row table:style-name="ro1">
          <table:table-cell table:formula="oooc:=1000/[.B9]" office:value-type="float" office:value="66.6666666666667">
            <text:p>66.67</text:p>
          </table:table-cell>
          <table:table-cell office:value-type="float" office:value="15">
            <text:p>15</text:p>
          </table:table-cell>
          <table:table-cell table:formula="oooc:=2^[.B9]" office:value-type="float" office:value="32768">
            <text:p>32768</text:p>
          </table:table-cell>
          <table:table-cell table:number-columns-repeated="26"/>
        </table:table-row>
        <table:table-row table:style-name="ro1">
          <table:table-cell table:formula="oooc:=1000/[.B10]" office:value-type="float" office:value="62.5">
            <text:p>62.5</text:p>
          </table:table-cell>
          <table:table-cell office:value-type="float" office:value="16">
            <text:p>16</text:p>
          </table:table-cell>
          <table:table-cell table:formula="oooc:=2^[.B10]" office:value-type="float" office:value="65536">
            <text:p>65536</text:p>
          </table:table-cell>
          <table:table-cell table:number-columns-repeated="26"/>
        </table:table-row>
        <table:table-row table:style-name="ro1">
          <table:table-cell table:formula="oooc:=1000/[.B11]" office:value-type="float" office:value="58.8235294117647">
            <text:p>58.82</text:p>
          </table:table-cell>
          <table:table-cell office:value-type="float" office:value="17">
            <text:p>17</text:p>
          </table:table-cell>
          <table:table-cell table:formula="oooc:=2^[.B11]" office:value-type="float" office:value="131072">
            <text:p>131072</text:p>
          </table:table-cell>
          <table:table-cell table:number-columns-repeated="26"/>
        </table:table-row>
        <table:table-row table:style-name="ro1">
          <table:table-cell table:formula="oooc:=1000/[.B12]" office:value-type="float" office:value="55.5555555555556">
            <text:p>55.56</text:p>
          </table:table-cell>
          <table:table-cell office:value-type="float" office:value="18">
            <text:p>18</text:p>
          </table:table-cell>
          <table:table-cell table:formula="oooc:=2^[.B12]" office:value-type="float" office:value="262144">
            <text:p>262144</text:p>
          </table:table-cell>
          <table:table-cell table:number-columns-repeated="26"/>
        </table:table-row>
        <table:table-row table:style-name="ro1">
          <table:table-cell table:formula="oooc:=1000/[.B13]" office:value-type="float" office:value="52.6315789473684">
            <text:p>52.63</text:p>
          </table:table-cell>
          <table:table-cell office:value-type="float" office:value="19">
            <text:p>19</text:p>
          </table:table-cell>
          <table:table-cell table:formula="oooc:=2^[.B13]" office:value-type="float" office:value="524288">
            <text:p>524288</text:p>
          </table:table-cell>
          <table:table-cell table:number-columns-repeated="26"/>
        </table:table-row>
        <table:table-row table:style-name="ro1">
          <table:table-cell table:formula="oooc:=1000/[.B14]" office:value-type="float" office:value="50">
            <text:p>50</text:p>
          </table:table-cell>
          <table:table-cell office:value-type="float" office:value="20">
            <text:p>20</text:p>
          </table:table-cell>
          <table:table-cell table:formula="oooc:=2^[.B14]" office:value-type="float" office:value="1048576">
            <text:p>1048576</text:p>
          </table:table-cell>
          <table:table-cell table:number-columns-repeated="26"/>
        </table:table-row>
        <table:table-row table:style-name="ro1">
          <table:table-cell table:formula="oooc:=1000/[.B15]" office:value-type="float" office:value="47.6190476190476">
            <text:p>47.62</text:p>
          </table:table-cell>
          <table:table-cell office:value-type="float" office:value="21">
            <text:p>21</text:p>
          </table:table-cell>
          <table:table-cell table:formula="oooc:=2^[.B15]" office:value-type="float" office:value="2097152">
            <text:p>2097152</text:p>
          </table:table-cell>
          <table:table-cell table:number-columns-repeated="26"/>
        </table:table-row>
        <table:table-row table:style-name="ro1">
          <table:table-cell table:formula="oooc:=1000/[.B16]" office:value-type="float" office:value="45.4545454545455">
            <text:p>45.45</text:p>
          </table:table-cell>
          <table:table-cell office:value-type="float" office:value="22">
            <text:p>22</text:p>
          </table:table-cell>
          <table:table-cell table:formula="oooc:=2^[.B16]" office:value-type="float" office:value="4194304">
            <text:p>4194304</text:p>
          </table:table-cell>
          <table:table-cell table:number-columns-repeated="26"/>
        </table:table-row>
        <table:table-row table:style-name="ro1">
          <table:table-cell table:formula="oooc:=1000/[.B17]" office:value-type="float" office:value="43.4782608695652">
            <text:p>43.48</text:p>
          </table:table-cell>
          <table:table-cell office:value-type="float" office:value="23">
            <text:p>23</text:p>
          </table:table-cell>
          <table:table-cell table:formula="oooc:=2^[.B17]" office:value-type="float" office:value="8388608">
            <text:p>8388608</text:p>
          </table:table-cell>
          <table:table-cell table:number-columns-repeated="26"/>
        </table:table-row>
        <table:table-row table:style-name="ro1">
          <table:table-cell table:formula="oooc:=1000/[.B18]" office:value-type="float" office:value="41.6666666666667">
            <text:p>41.67</text:p>
          </table:table-cell>
          <table:table-cell office:value-type="float" office:value="24">
            <text:p>24</text:p>
          </table:table-cell>
          <table:table-cell table:formula="oooc:=2^[.B18]" office:value-type="float" office:value="16777216">
            <text:p>16777216</text:p>
          </table:table-cell>
          <table:table-cell table:number-columns-repeated="26"/>
        </table:table-row>
        <table:table-row table:style-name="ro1">
          <table:table-cell table:formula="oooc:=1000/[.B19]" office:value-type="float" office:value="40">
            <text:p>40</text:p>
          </table:table-cell>
          <table:table-cell office:value-type="float" office:value="25">
            <text:p>25</text:p>
          </table:table-cell>
          <table:table-cell table:formula="oooc:=2^[.B19]" office:value-type="float" office:value="33554432">
            <text:p>33554432</text:p>
          </table:table-cell>
          <table:table-cell table:number-columns-repeated="26"/>
        </table:table-row>
        <table:table-row table:style-name="ro1">
          <table:table-cell table:formula="oooc:=1000/[.B20]" office:value-type="float" office:value="38.4615384615385">
            <text:p>38.46</text:p>
          </table:table-cell>
          <table:table-cell office:value-type="float" office:value="26">
            <text:p>26</text:p>
          </table:table-cell>
          <table:table-cell table:formula="oooc:=2^[.B20]" office:value-type="float" office:value="67108864">
            <text:p>67108864</text:p>
          </table:table-cell>
          <table:table-cell table:number-columns-repeated="26"/>
        </table:table-row>
        <table:table-row table:style-name="ro1">
          <table:table-cell table:formula="oooc:=1000/[.B21]" office:value-type="float" office:value="37.037037037037">
            <text:p>37.04</text:p>
          </table:table-cell>
          <table:table-cell office:value-type="float" office:value="27">
            <text:p>27</text:p>
          </table:table-cell>
          <table:table-cell table:formula="oooc:=2^[.B21]" office:value-type="float" office:value="134217728">
            <text:p>134217728</text:p>
          </table:table-cell>
          <table:table-cell table:number-columns-repeated="26"/>
        </table:table-row>
        <table:table-row table:style-name="ro1">
          <table:table-cell table:formula="oooc:=1000/[.B22]" office:value-type="float" office:value="35.7142857142857">
            <text:p>35.71</text:p>
          </table:table-cell>
          <table:table-cell office:value-type="float" office:value="28">
            <text:p>28</text:p>
          </table:table-cell>
          <table:table-cell table:formula="oooc:=2^[.B22]" office:value-type="float" office:value="268435456">
            <text:p>268435456</text:p>
          </table:table-cell>
          <table:table-cell table:number-columns-repeated="26"/>
        </table:table-row>
        <table:table-row table:style-name="ro1">
          <table:table-cell table:formula="oooc:=1000/[.B23]" office:value-type="float" office:value="34.4827586206897">
            <text:p>34.48</text:p>
          </table:table-cell>
          <table:table-cell office:value-type="float" office:value="29">
            <text:p>29</text:p>
          </table:table-cell>
          <table:table-cell table:formula="oooc:=2^[.B23]" office:value-type="float" office:value="536870912">
            <text:p>536870912</text:p>
          </table:table-cell>
          <table:table-cell table:number-columns-repeated="26"/>
        </table:table-row>
        <table:table-row table:style-name="ro1">
          <table:table-cell table:formula="oooc:=1000/[.B24]" office:value-type="float" office:value="33.3333333333333">
            <text:p>33.33</text:p>
          </table:table-cell>
          <table:table-cell office:value-type="float" office:value="30">
            <text:p>30</text:p>
          </table:table-cell>
          <table:table-cell table:formula="oooc:=2^[.B24]" office:value-type="float" office:value="1073741824">
            <text:p>1073741824</text:p>
          </table:table-cell>
          <table:table-cell table:number-columns-repeated="26"/>
        </table:table-row>
        <table:table-row table:style-name="ro1">
          <table:table-cell table:formula="oooc:=1000/[.B25]" office:value-type="float" office:value="32.258064516129">
            <text:p>32.26</text:p>
          </table:table-cell>
          <table:table-cell office:value-type="float" office:value="31">
            <text:p>31</text:p>
          </table:table-cell>
          <table:table-cell table:formula="oooc:=2^[.B25]" office:value-type="float" office:value="2147483648">
            <text:p>2147483648</text:p>
          </table:table-cell>
          <table:table-cell table:number-columns-repeated="26"/>
        </table:table-row>
        <table:table-row table:style-name="ro1">
          <table:table-cell table:formula="oooc:=1000/[.B26]" office:value-type="float" office:value="31.25">
            <text:p>31.25</text:p>
          </table:table-cell>
          <table:table-cell office:value-type="float" office:value="32">
            <text:p>32</text:p>
          </table:table-cell>
          <table:table-cell table:formula="oooc:=2^[.B26]" office:value-type="float" office:value="4294967296">
            <text:p>4294967296</text:p>
          </table:table-cell>
          <table:table-cell table:number-columns-repeated="26"/>
        </table:table-row>
        <table:table-row table:style-name="ro1">
          <table:table-cell table:formula="oooc:=1000/[.B27]" office:value-type="float" office:value="30.3030303030303">
            <text:p>30.3</text:p>
          </table:table-cell>
          <table:table-cell office:value-type="float" office:value="33">
            <text:p>33</text:p>
          </table:table-cell>
          <table:table-cell table:formula="oooc:=2^[.B27]" office:value-type="float" office:value="8589934592">
            <text:p>8589934592</text:p>
          </table:table-cell>
          <table:table-cell table:number-columns-repeated="26"/>
        </table:table-row>
        <table:table-row table:style-name="ro1">
          <table:table-cell table:formula="oooc:=1000/[.B28]" office:value-type="float" office:value="29.4117647058823">
            <text:p>29.41</text:p>
          </table:table-cell>
          <table:table-cell office:value-type="float" office:value="34">
            <text:p>34</text:p>
          </table:table-cell>
          <table:table-cell table:formula="oooc:=2^[.B28]" office:value-type="float" office:value="17179869184">
            <text:p>17179869184</text:p>
          </table:table-cell>
          <table:table-cell table:number-columns-repeated="26"/>
        </table:table-row>
        <table:table-row table:style-name="ro1">
          <table:table-cell table:formula="oooc:=1000/[.B29]" office:value-type="float" office:value="28.5714285714286">
            <text:p>28.57</text:p>
          </table:table-cell>
          <table:table-cell office:value-type="float" office:value="35">
            <text:p>35</text:p>
          </table:table-cell>
          <table:table-cell table:formula="oooc:=2^[.B29]" office:value-type="float" office:value="34359738368">
            <text:p>34359738368</text:p>
          </table:table-cell>
          <table:table-cell table:number-columns-repeated="26"/>
        </table:table-row>
        <table:table-row table:style-name="ro1">
          <table:table-cell table:formula="oooc:=1000/[.B30]" office:value-type="float" office:value="27.7777777777778">
            <text:p>27.78</text:p>
          </table:table-cell>
          <table:table-cell office:value-type="float" office:value="36">
            <text:p>36</text:p>
          </table:table-cell>
          <table:table-cell table:formula="oooc:=2^[.B30]" office:value-type="float" office:value="68719476736">
            <text:p>68719476736</text:p>
          </table:table-cell>
          <table:table-cell table:number-columns-repeated="26"/>
        </table:table-row>
        <table:table-row table:style-name="ro1">
          <table:table-cell table:formula="oooc:=1000/[.B31]" office:value-type="float" office:value="27.027027027027">
            <text:p>27.03</text:p>
          </table:table-cell>
          <table:table-cell office:value-type="float" office:value="37">
            <text:p>37</text:p>
          </table:table-cell>
          <table:table-cell table:formula="oooc:=2^[.B31]" office:value-type="float" office:value="137438953472">
            <text:p>137438953472</text:p>
          </table:table-cell>
          <table:table-cell table:number-columns-repeated="26"/>
        </table:table-row>
        <table:table-row table:style-name="ro1">
          <table:table-cell table:formula="oooc:=1000/[.B32]" office:value-type="float" office:value="26.3157894736842">
            <text:p>26.32</text:p>
          </table:table-cell>
          <table:table-cell office:value-type="float" office:value="38">
            <text:p>38</text:p>
          </table:table-cell>
          <table:table-cell table:formula="oooc:=2^[.B32]" office:value-type="float" office:value="274877906944">
            <text:p>274877906944</text:p>
          </table:table-cell>
          <table:table-cell table:number-columns-repeated="26"/>
        </table:table-row>
        <table:table-row table:style-name="ro1">
          <table:table-cell table:formula="oooc:=1000/[.B33]" office:value-type="float" office:value="25.6410256410256">
            <text:p>25.64</text:p>
          </table:table-cell>
          <table:table-cell office:value-type="float" office:value="39">
            <text:p>39</text:p>
          </table:table-cell>
          <table:table-cell table:formula="oooc:=2^[.B33]" office:value-type="float" office:value="549755813888">
            <text:p>549755813888</text:p>
          </table:table-cell>
          <table:table-cell table:number-columns-repeated="26"/>
        </table:table-row>
        <table:table-row table:style-name="ro1">
          <table:table-cell table:formula="oooc:=1000/[.B34]" office:value-type="float" office:value="25">
            <text:p>25</text:p>
          </table:table-cell>
          <table:table-cell office:value-type="float" office:value="40">
            <text:p>40</text:p>
          </table:table-cell>
          <table:table-cell table:formula="oooc:=2^[.B34]" office:value-type="float" office:value="1099511627776">
            <text:p>1099511627776</text:p>
          </table:table-cell>
          <table:table-cell table:number-columns-repeated="12"/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9">
            <text:p>9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</table:table-row>
        <table:table-row table:style-name="ro1">
          <table:table-cell table:formula="oooc:=1000/[.B35]" office:value-type="float" office:value="24.390243902439">
            <text:p>24.39</text:p>
          </table:table-cell>
          <table:table-cell office:value-type="float" office:value="41">
            <text:p>41</text:p>
          </table:table-cell>
          <table:table-cell table:formula="oooc:=2^[.B35]" office:value-type="float" office:value="2199023255552">
            <text:p>2199023255552</text:p>
          </table:table-cell>
          <table:table-cell table:number-columns-repeated="13"/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9">
            <text:p>9</text:p>
          </table:table-cell>
          <table:table-cell table:style-name="ce3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2">
            <text:p>2</text:p>
          </table:table-cell>
          <table:table-cell table:number-columns-repeated="3" table:style-name="ce3" office:value-type="float" office:value="7">
            <text:p>7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table:formula="oooc:=1000/[.B36]" office:value-type="float" office:value="23.8095238095238">
            <text:p>23.81</text:p>
          </table:table-cell>
          <table:table-cell office:value-type="float" office:value="42">
            <text:p>42</text:p>
          </table:table-cell>
          <table:table-cell table:formula="oooc:=2^[.B36]" office:value-type="float" office:value="4398046511104">
            <text:p>4398046511104</text:p>
          </table:table-cell>
          <table:table-cell table:number-columns-repeated="12"/>
          <table:table-cell table:formula="oooc:=[.$AC$35]*[.P$34]" office:value-type="float" office:value="0">
            <text:p>0</text:p>
          </table:table-cell>
          <table:table-cell table:formula="oooc:=[.$AC$35]*[.Q$34]" office:value-type="float" office:value="6">
            <text:p>6</text:p>
          </table:table-cell>
          <table:table-cell table:formula="oooc:=[.$AC$35]*[.R$34]" office:value-type="float" office:value="0">
            <text:p>0</text:p>
          </table:table-cell>
          <table:table-cell table:formula="oooc:=[.$AC$35]*[.S$34]" office:value-type="float" office:value="54">
            <text:p>54</text:p>
          </table:table-cell>
          <table:table-cell table:formula="oooc:=[.$AC$35]*[.T$34]" office:value-type="float" office:value="54">
            <text:p>54</text:p>
          </table:table-cell>
          <table:table-cell table:formula="oooc:=[.$AC$35]*[.U$34]" office:value-type="float" office:value="30">
            <text:p>30</text:p>
          </table:table-cell>
          <table:table-cell table:formula="oooc:=[.$AC$35]*[.V$34]" office:value-type="float" office:value="6">
            <text:p>6</text:p>
          </table:table-cell>
          <table:table-cell table:formula="oooc:=[.$AC$35]*[.W$34]" office:value-type="float" office:value="6">
            <text:p>6</text:p>
          </table:table-cell>
          <table:table-cell table:formula="oooc:=[.$AC$35]*[.X$34]" office:value-type="float" office:value="36">
            <text:p>36</text:p>
          </table:table-cell>
          <table:table-cell table:formula="oooc:=[.$AC$35]*[.Y$34]" office:value-type="float" office:value="12">
            <text:p>12</text:p>
          </table:table-cell>
          <table:table-cell table:formula="oooc:=[.$AC$35]*[.Z$34]" office:value-type="float" office:value="42">
            <text:p>42</text:p>
          </table:table-cell>
          <table:table-cell table:formula="oooc:=[.$AC$35]*[.AA$34]" office:value-type="float" office:value="42">
            <text:p>42</text:p>
          </table:table-cell>
          <table:table-cell table:formula="oooc:=[.$AC$35]*[.AB$34]" office:value-type="float" office:value="42">
            <text:p>42</text:p>
          </table:table-cell>
          <table:table-cell table:formula="oooc:=[.$AC$35]*[.AC$34]" office:value-type="float" office:value="36">
            <text:p>36</text:p>
          </table:table-cell>
        </table:table-row>
        <table:table-row table:style-name="ro1">
          <table:table-cell table:formula="oooc:=1000/[.B37]" office:value-type="float" office:value="23.2558139534884">
            <text:p>23.26</text:p>
          </table:table-cell>
          <table:table-cell office:value-type="float" office:value="43">
            <text:p>43</text:p>
          </table:table-cell>
          <table:table-cell table:formula="oooc:=2^[.B37]" office:value-type="float" office:value="8796093022208">
            <text:p>8796093022208</text:p>
          </table:table-cell>
          <table:table-cell table:number-columns-repeated="11"/>
          <table:table-cell table:formula="oooc:=[.$AB$35]*[.P$34]" office:value-type="float" office:value="0">
            <text:p>0</text:p>
          </table:table-cell>
          <table:table-cell table:formula="oooc:=[.$AB$35]*[.Q$34]" office:value-type="float" office:value="7">
            <text:p>7</text:p>
          </table:table-cell>
          <table:table-cell table:formula="oooc:=[.$AB$35]*[.R$34]" office:value-type="float" office:value="0">
            <text:p>0</text:p>
          </table:table-cell>
          <table:table-cell table:formula="oooc:=[.$AB$35]*[.S$34]" office:value-type="float" office:value="63">
            <text:p>63</text:p>
          </table:table-cell>
          <table:table-cell table:formula="oooc:=[.$AB$35]*[.T$34]" office:value-type="float" office:value="63">
            <text:p>63</text:p>
          </table:table-cell>
          <table:table-cell table:formula="oooc:=[.$AB$35]*[.U$34]" office:value-type="float" office:value="35">
            <text:p>35</text:p>
          </table:table-cell>
          <table:table-cell table:formula="oooc:=[.$AB$35]*[.V$34]" office:value-type="float" office:value="7">
            <text:p>7</text:p>
          </table:table-cell>
          <table:table-cell table:formula="oooc:=[.$AB$35]*[.W$34]" office:value-type="float" office:value="7">
            <text:p>7</text:p>
          </table:table-cell>
          <table:table-cell table:formula="oooc:=[.$AB$35]*[.X$34]" office:value-type="float" office:value="42">
            <text:p>42</text:p>
          </table:table-cell>
          <table:table-cell table:formula="oooc:=[.$AB$35]*[.Y$34]" office:value-type="float" office:value="14">
            <text:p>14</text:p>
          </table:table-cell>
          <table:table-cell table:formula="oooc:=[.$AB$35]*[.Z$34]" office:value-type="float" office:value="49">
            <text:p>49</text:p>
          </table:table-cell>
          <table:table-cell table:formula="oooc:=[.$AB$35]*[.AA$34]" office:value-type="float" office:value="49">
            <text:p>49</text:p>
          </table:table-cell>
          <table:table-cell table:formula="oooc:=[.$AB$35]*[.AB$34]" office:value-type="float" office:value="49">
            <text:p>49</text:p>
          </table:table-cell>
          <table:table-cell table:formula="oooc:=[.$AB$35]*[.AC$34]" office:value-type="float" office:value="42">
            <text:p>42</text:p>
          </table:table-cell>
          <table:table-cell/>
        </table:table-row>
        <table:table-row table:style-name="ro1">
          <table:table-cell table:formula="oooc:=1000/[.B38]" office:value-type="float" office:value="22.7272727272727">
            <text:p>22.73</text:p>
          </table:table-cell>
          <table:table-cell office:value-type="float" office:value="44">
            <text:p>44</text:p>
          </table:table-cell>
          <table:table-cell table:formula="oooc:=2^[.B38]" office:value-type="float" office:value="17592186044416">
            <text:p>17592186044416</text:p>
          </table:table-cell>
          <table:table-cell table:number-columns-repeated="10"/>
          <table:table-cell table:style-name="ce2" table:formula="oooc:=[.$AA$35]*[.P$34]" office:value-type="float" office:value="0">
            <text:p>0</text:p>
          </table:table-cell>
          <table:table-cell table:style-name="ce2" table:formula="oooc:=[.$AA$35]*[.Q$34]" office:value-type="float" office:value="7">
            <text:p>7</text:p>
          </table:table-cell>
          <table:table-cell table:style-name="ce2" table:formula="oooc:=[.$AA$35]*[.R$34]" office:value-type="float" office:value="0">
            <text:p>0</text:p>
          </table:table-cell>
          <table:table-cell table:style-name="ce2" table:formula="oooc:=[.$AA$35]*[.S$34]" office:value-type="float" office:value="63">
            <text:p>63</text:p>
          </table:table-cell>
          <table:table-cell table:style-name="ce2" table:formula="oooc:=[.$AA$35]*[.T$34]" office:value-type="float" office:value="63">
            <text:p>63</text:p>
          </table:table-cell>
          <table:table-cell table:style-name="ce2" table:formula="oooc:=[.$AA$35]*[.U$34]" office:value-type="float" office:value="35">
            <text:p>35</text:p>
          </table:table-cell>
          <table:table-cell table:style-name="ce2" table:formula="oooc:=[.$AA$35]*[.V$34]" office:value-type="float" office:value="7">
            <text:p>7</text:p>
          </table:table-cell>
          <table:table-cell table:style-name="ce2" table:formula="oooc:=[.$AA$35]*[.W$34]" office:value-type="float" office:value="7">
            <text:p>7</text:p>
          </table:table-cell>
          <table:table-cell table:style-name="ce2" table:formula="oooc:=[.$AA$35]*[.X$34]" office:value-type="float" office:value="42">
            <text:p>42</text:p>
          </table:table-cell>
          <table:table-cell table:style-name="ce2" table:formula="oooc:=[.$AA$35]*[.Y$34]" office:value-type="float" office:value="14">
            <text:p>14</text:p>
          </table:table-cell>
          <table:table-cell table:style-name="ce2" table:formula="oooc:=[.$AA$35]*[.Z$34]" office:value-type="float" office:value="49">
            <text:p>49</text:p>
          </table:table-cell>
          <table:table-cell table:style-name="ce2" table:formula="oooc:=[.$AA$35]*[.AA$34]" office:value-type="float" office:value="49">
            <text:p>49</text:p>
          </table:table-cell>
          <table:table-cell table:style-name="ce2" table:formula="oooc:=[.$AA$35]*[.AB$34]" office:value-type="float" office:value="49">
            <text:p>49</text:p>
          </table:table-cell>
          <table:table-cell table:style-name="ce2" table:formula="oooc:=[.$AA$35]*[.AC$34]" office:value-type="float" office:value="42">
            <text:p>42</text:p>
          </table:table-cell>
          <table:table-cell table:number-columns-repeated="2"/>
        </table:table-row>
        <table:table-row table:style-name="ro1">
          <table:table-cell table:formula="oooc:=1000/[.B39]" office:value-type="float" office:value="22.2222222222222">
            <text:p>22.22</text:p>
          </table:table-cell>
          <table:table-cell office:value-type="float" office:value="45">
            <text:p>45</text:p>
          </table:table-cell>
          <table:table-cell table:formula="oooc:=2^[.B39]" office:value-type="float" office:value="35184372088832">
            <text:p>35184372088832</text:p>
          </table:table-cell>
          <table:table-cell table:number-columns-repeated="26"/>
        </table:table-row>
        <table:table-row table:style-name="ro1">
          <table:table-cell table:formula="oooc:=1000/[.B40]" office:value-type="float" office:value="21.7391304347826">
            <text:p>21.74</text:p>
          </table:table-cell>
          <table:table-cell office:value-type="float" office:value="46">
            <text:p>46</text:p>
          </table:table-cell>
          <table:table-cell table:formula="oooc:=2^[.B40]" office:value-type="float" office:value="70368744177664">
            <text:p>70368744177664</text:p>
          </table:table-cell>
          <table:table-cell table:number-columns-repeated="26"/>
        </table:table-row>
        <table:table-row table:style-name="ro1">
          <table:table-cell table:formula="oooc:=1000/[.B41]" office:value-type="float" office:value="21.2765957446808">
            <text:p>21.28</text:p>
          </table:table-cell>
          <table:table-cell office:value-type="float" office:value="47">
            <text:p>47</text:p>
          </table:table-cell>
          <table:table-cell table:formula="oooc:=2^[.B41]" office:value-type="float" office:value="140737488355328">
            <text:p>140737488355328</text:p>
          </table:table-cell>
          <table:table-cell table:number-columns-repeated="26"/>
        </table:table-row>
        <table:table-row table:style-name="ro1">
          <table:table-cell table:formula="oooc:=1000/[.B42]" office:value-type="float" office:value="20.8333333333333">
            <text:p>20.83</text:p>
          </table:table-cell>
          <table:table-cell office:value-type="float" office:value="48">
            <text:p>48</text:p>
          </table:table-cell>
          <table:table-cell table:formula="oooc:=2^[.B42]" office:value-type="float" office:value="281474976710656">
            <text:p>281474976710656</text:p>
          </table:table-cell>
          <table:table-cell table:number-columns-repeated="26"/>
        </table:table-row>
        <table:table-row table:style-name="ro1">
          <table:table-cell table:formula="oooc:=1000/[.B43]" office:value-type="float" office:value="20.4081632653061">
            <text:p>20.41</text:p>
          </table:table-cell>
          <table:table-cell office:value-type="float" office:value="49">
            <text:p>49</text:p>
          </table:table-cell>
          <table:table-cell table:formula="oooc:=2^[.B43]" office:value-type="float" office:value="562949953421312">
            <text:p>562949953421312</text:p>
          </table:table-cell>
          <table:table-cell table:number-columns-repeated="26"/>
        </table:table-row>
        <table:table-row table:style-name="ro1">
          <table:table-cell table:formula="oooc:=1000/[.B44]" office:value-type="float" office:value="20">
            <text:p>20</text:p>
          </table:table-cell>
          <table:table-cell office:value-type="float" office:value="50">
            <text:p>50</text:p>
          </table:table-cell>
          <table:table-cell table:formula="oooc:=2^[.B44]" office:value-type="float" office:value="1.12589990684262E+015">
            <text:p>1.13E+015</text:p>
          </table:table-cell>
          <table:table-cell table:number-columns-repeated="26"/>
        </table:table-row>
      </table:table>
      <table:table table:name="Prob17" table:style-name="ta1" table:print="false">
        <office:forms form:automatic-focus="false" form:apply-design-mode="false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office:value-type="string">
            <text:p>% problem 17</text:p>
          </table:table-cell>
          <table:table-cell table:number-columns-repeated="7"/>
        </table:table-row>
        <table:table-row table:style-name="ro1">
          <table:table-cell office:value-type="string">
            <text:p>% count all the letters involved in writing out the numbers from 1 to 1000</text:p>
          </table:table-cell>
          <table:table-cell table:number-columns-repeated="7"/>
        </table:table-row>
        <table:table-row table:style-name="ro1">
          <table:table-cell office:value-type="string">
            <text:p>% one to one thousan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% no's of letters in the basic numbers from 1 to 19</text:p>
          </table:table-cell>
          <table:table-cell/>
          <table:table-cell office:value-type="string">
            <text:p>Basic numbers</text:p>
          </table:table-cell>
          <table:table-cell table:number-columns-repeated="2"/>
          <table:table-cell office:value-type="string">
            <text:p>Teens</text:p>
          </table:table-cell>
          <table:table-cell table:number-columns-repeated="2"/>
        </table:table-row>
        <table:table-row table:style-name="ro1">
          <table:table-cell office:value-type="string">
            <text:p>% one <text:s text:c="2"/>3 <text:s text:c="2"/>eleven <text:s text:c="3"/>6</text:p>
          </table:table-cell>
          <table:table-cell/>
          <table:table-cell office:value-type="string">
            <text:p>on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even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% two <text:s text:c="2"/>3 <text:s text:c="2"/>twelve <text:s text:c="3"/>6</text:p>
          </table:table-cell>
          <table:table-cell/>
          <table:table-cell office:value-type="string">
            <text:p>two</text:p>
          </table:table-cell>
          <table:table-cell office:value-type="float" office:value="3">
            <text:p>3</text:p>
          </table:table-cell>
          <table:table-cell/>
          <table:table-cell office:value-type="string">
            <text:p>twelve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% three 5 <text:s text:c="2"/>thirteen <text:s/>8</text:p>
          </table:table-cell>
          <table:table-cell/>
          <table:table-cell office:value-type="string">
            <text:p>thre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thirteen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% four <text:s/>4 <text:s text:c="2"/>fourteen <text:s/>8</text:p>
          </table:table-cell>
          <table:table-cell/>
          <table:table-cell office:value-type="string">
            <text:p>four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ourteen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% five <text:s/>4 <text:s text:c="2"/>fifteen <text:s text:c="2"/>7</text:p>
          </table:table-cell>
          <table:table-cell/>
          <table:table-cell office:value-type="string">
            <text:p>fiv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fifteen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% six <text:s text:c="2"/>3 <text:s text:c="2"/>sixteen <text:s text:c="2"/>7</text:p>
          </table:table-cell>
          <table:table-cell/>
          <table:table-cell office:value-type="string">
            <text:p>six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ixteen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% seven 5 <text:s text:c="2"/>seventeen 9</text:p>
          </table:table-cell>
          <table:table-cell/>
          <table:table-cell office:value-type="string">
            <text:p>seven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eventeen</text:p>
          </table:table-cell>
          <table:table-cell office:value-type="float" office:value="9">
            <text:p>9</text:p>
          </table:table-cell>
          <table:table-cell/>
        </table:table-row>
        <table:table-row table:style-name="ro1">
          <table:table-cell office:value-type="string">
            <text:p>% eight 5 <text:s text:c="2"/>eighteen <text:s/>8</text:p>
          </table:table-cell>
          <table:table-cell/>
          <table:table-cell office:value-type="string">
            <text:p>eight</text:p>
          </table:table-cell>
          <table:table-cell office:value-type="float" office:value="5">
            <text:p>5</text:p>
          </table:table-cell>
          <table:table-cell/>
          <table:table-cell office:value-type="string">
            <text:p>eighteen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% nine <text:s/>4 <text:s text:c="2"/>nineteen <text:s/>8</text:p>
          </table:table-cell>
          <table:table-cell/>
          <table:table-cell office:value-type="string">
            <text:p>nin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nineteen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% ten <text:s text:c="2"/>5</text:p>
          </table:table-cell>
          <table:table-cell table:number-columns-repeated="2"/>
          <table:table-cell table:formula="oooc:=SUM([.D6:.D14])" office:value-type="float" office:value="36">
            <text:p>36</text:p>
          </table:table-cell>
          <table:table-cell table:number-columns-repeated="2"/>
          <table:table-cell table:formula="oooc:=SUM([.G6:.G14])"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basic = [3 3 5 4 4 3 5 5 4]; % numbers 1-9</text:p>
          </table:table-cell>
          <table:table-cell/>
          <table:table-cell office:value-type="string">
            <text:p>ten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teens = [3 6 6 8 8 7 7 9 8 8]; % numbers 10-19</text:p>
          </table:table-cell>
          <table:table-cell/>
          <table:table-cell office:value-type="string">
            <text:p>The tens</text:p>
          </table:table-cell>
          <table:table-cell table:number-columns-repeated="5"/>
        </table:table-row>
        <table:table-row table:style-name="ro1">
          <table:table-cell office:value-type="string">
            <text:p>% twenty <text:s/>6</text:p>
          </table:table-cell>
          <table:table-cell/>
          <table:table-cell office:value-type="string">
            <text:p>twenty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% thirty <text:s/>6</text:p>
          </table:table-cell>
          <table:table-cell/>
          <table:table-cell office:value-type="string">
            <text:p>thirty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% forty <text:s text:c="2"/>5</text:p>
          </table:table-cell>
          <table:table-cell/>
          <table:table-cell office:value-type="string">
            <text:p>forty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% fifty <text:s text:c="2"/>5</text:p>
          </table:table-cell>
          <table:table-cell/>
          <table:table-cell office:value-type="string">
            <text:p>fifty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% sixty <text:s text:c="2"/>5</text:p>
          </table:table-cell>
          <table:table-cell/>
          <table:table-cell office:value-type="string">
            <text:p>sixty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% seventy 7</text:p>
          </table:table-cell>
          <table:table-cell/>
          <table:table-cell office:value-type="string">
            <text:p>seventy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1">
          <table:table-cell office:value-type="string">
            <text:p>% eighty <text:s/>6</text:p>
          </table:table-cell>
          <table:table-cell/>
          <table:table-cell office:value-type="string">
            <text:p>eighty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% ninety <text:s/>6</text:p>
          </table:table-cell>
          <table:table-cell/>
          <table:table-cell office:value-type="string">
            <text:p>ninety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string">
            <text:p>tens = [6 6 5 5 5 7 6 6];</text:p>
          </table:table-cell>
          <table:table-cell table:number-columns-repeated="2"/>
          <table:table-cell table:formula="oooc:=SUM([.D18:.D25])" office:value-type="float" office:value="46">
            <text:p>46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% first lets figure out the characters from 1 to 99</text:p>
          </table:table-cell>
          <table:table-cell/>
          <table:table-cell office:value-type="string">
            <text:p>From 1 to 99</text:p>
          </table:table-cell>
          <table:table-cell table:number-columns-repeated="5"/>
        </table:table-row>
        <table:table-row table:style-name="ro1">
          <table:table-cell office:value-type="string">
            <text:p>% the basic numbers occur 9 times (one, twenty one, ... ,ninety one)</text:p>
          </table:table-cell>
          <table:table-cell/>
          <table:table-cell office:value-type="string">
            <text:p>Basic numbers occur 9 times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ooc:=[.F29]*[.D15]" office:value-type="float" office:value="324">
            <text:p>324</text:p>
          </table:table-cell>
          <table:table-cell/>
        </table:table-row>
        <table:table-row table:style-name="ro1">
          <table:table-cell office:value-type="string">
            <text:p>% the teens occur once</text:p>
          </table:table-cell>
          <table:table-cell/>
          <table:table-cell office:value-type="string">
            <text:p>Teens occur once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ooc:=[.F30]*[.G15]" office:value-type="float" office:value="67">
            <text:p>67</text:p>
          </table:table-cell>
          <table:table-cell/>
        </table:table-row>
        <table:table-row table:style-name="ro1">
          <table:table-cell office:value-type="string">
            <text:p>% the tens occur ten times (twenty... twenty nine)</text:p>
          </table:table-cell>
          <table:table-cell/>
          <table:table-cell office:value-type="string">
            <text:p>Tens occur 10 times each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ooc:=[.F31]*[.D26]" office:value-type="float" office:value="460">
            <text:p>460</text:p>
          </table:table-cell>
          <table:table-cell/>
        </table:table-row>
        <table:table-row table:style-name="ro1">
          <table:table-cell office:value-type="string">
            <text:p>oneto99 = 9*sum(basic) +sum(teens) + 10*sum(tens);</text:p>
          </table:table-cell>
          <table:table-cell/>
          <table:table-cell office:value-type="string">
            <text:p>Ten occurs once</text:p>
          </table:table-cell>
          <table:table-cell table:number-columns-repeated="3"/>
          <table:table-cell table:formula="oooc:=[.D16]" office:value-type="float" office:value="3">
            <text:p>3</text:p>
          </table:table-cell>
          <table:table-cell/>
        </table:table-row>
        <table:table-row table:style-name="ro1">
          <table:table-cell table:number-columns-repeated="6"/>
          <table:table-cell table:formula="oooc:=SUM([.G29:.G32])" office:value-type="float" office:value="854">
            <text:p>854</text:p>
          </table:table-cell>
          <table:table-cell/>
        </table:table-row>
        <table:table-row table:style-name="ro1">
          <table:table-cell office:value-type="string">
            <text:p>% now the final calculation</text:p>
          </table:table-cell>
          <table:table-cell/>
          <table:table-cell office:value-type="string">
            <text:p>Final Calculation</text:p>
          </table:table-cell>
          <table:table-cell table:number-columns-repeated="5"/>
        </table:table-row>
        <table:table-row table:style-name="ro1">
          <table:table-cell office:value-type="string">
            <text:p>% the basic numbers occur 100 times</text:p>
          </table:table-cell>
          <table:table-cell/>
          <table:table-cell office:value-type="string">
            <text:p>Basic numbers occur 100 times (one hun, one hun+1..)</text:p>
          </table:table-cell>
          <table:table-cell table:number-columns-repeated="2"/>
          <table:table-cell office:value-type="float" office:value="100">
            <text:p>100</text:p>
          </table:table-cell>
          <table:table-cell table:formula="oooc:=[.D15]*[.F35]" office:value-type="float" office:value="3600">
            <text:p>3600</text:p>
          </table:table-cell>
          <table:table-cell/>
        </table:table-row>
        <table:table-row table:style-name="ro1">
          <table:table-cell office:value-type="string">
            <text:p>% (one hundred, one hundred and one,.. one hundred and ninety nine)</text:p>
          </table:table-cell>
          <table:table-cell/>
          <table:table-cell office:value-type="string">
            <text:p>The word hundred (7) occurs nine hundred times</text:p>
          </table:table-cell>
          <table:table-cell table:number-columns-repeated="2"/>
          <table:table-cell office:value-type="float" office:value="900">
            <text:p>900</text:p>
          </table:table-cell>
          <table:table-cell table:formula="oooc:=7*[.F36]" office:value-type="float" office:value="6300">
            <text:p>6300</text:p>
          </table:table-cell>
          <table:table-cell/>
        </table:table-row>
        <table:table-row table:style-name="ro1">
          <table:table-cell office:value-type="string">
            <text:p>% the word hundred (7) appears 899 times (100-999)</text:p>
          </table:table-cell>
          <table:table-cell/>
          <table:table-cell office:value-type="string">
            <text:p>the word and appears once for every hundred</text:p>
          </table:table-cell>
          <table:table-cell table:number-columns-repeated="5"/>
        </table:table-row>
        <table:table-row table:style-name="ro1">
          <table:table-cell office:value-type="string">
            <text:p>% the word and (3) appears for every word hundred except for (100,200,..)</text:p>
          </table:table-cell>
          <table:table-cell/>
          <table:table-cell office:value-type="string">
            <text:p>Except 100,200... So thats 900-9=891</text:p>
          </table:table-cell>
          <table:table-cell table:number-columns-repeated="2"/>
          <table:table-cell office:value-type="float" office:value="891">
            <text:p>891</text:p>
          </table:table-cell>
          <table:table-cell table:formula="oooc:=[.F38]*3" office:value-type="float" office:value="2673">
            <text:p>2673</text:p>
          </table:table-cell>
          <table:table-cell/>
        </table:table-row>
        <table:table-row table:style-name="ro1">
          <table:table-cell office:value-type="string">
            <text:p>% so thats 899-9 = 890</text:p>
          </table:table-cell>
          <table:table-cell/>
          <table:table-cell office:value-type="string">
            <text:p>1to99 appears ten times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ooc:=[.F39]*[.G33]" office:value-type="float" office:value="8540">
            <text:p>8540</text:p>
          </table:table-cell>
          <table:table-cell/>
        </table:table-row>
        <table:table-row table:style-name="ro1">
          <table:table-cell office:value-type="string">
            <text:p>% oneto99 appears ten times</text:p>
          </table:table-cell>
          <table:table-cell/>
          <table:table-cell office:value-type="string">
            <text:p>Plus the number one (3) thousand (8)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/>
        </table:table-row>
        <table:table-row table:style-name="ro1">
          <table:table-cell office:value-type="string">
            <text:p>oneto999 = 100*sum(basic) + 7*899 + 3*890 + 10*oneto99;</text:p>
          </table:table-cell>
          <table:table-cell table:number-columns-repeated="5"/>
          <table:table-cell table:formula="oooc:=SUM([.G35:.G40])" office:value-type="float" office:value="21124">
            <text:p>21124</text:p>
          </table:table-cell>
          <table:table-cell office:value-type="string">
            <text:p>&lt;CORRECT ANSWER IS 21124!!!!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% plus the number one (3) thousand (8)</text:p>
          </table:table-cell>
          <table:table-cell table:number-columns-repeated="7"/>
        </table:table-row>
        <table:table-row table:style-name="ro1">
          <table:table-cell office:value-type="string">
            <text:p>ans = oneto999 + 11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table:formula="oooc:=99+900" office:value-type="float" office:value="999">
            <text:p>999</text:p>
          </table:table-cell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A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8">18/01/2009</text:date>, <text:time>16:3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avid Griffin</meta:initial-creator>
    <meta:creation-date>2009-01-18T14:43:16</meta:creation-date>
    <dc:creator>David Griffin</dc:creator>
    <dc:date>2009-01-18T16:39:27</dc:date>
    <meta:editing-cycles>2</meta:editing-cycles>
    <meta:editing-duration>PT1H56M13S</meta:editing-duration>
    <meta:user-defined meta:name="Info 1"/>
    <meta:user-defined meta:name="Info 2"/>
    <meta:user-defined meta:name="Info 3"/>
    <meta:user-defined meta:name="Info 4"/>
    <meta:document-statistic meta:table-count="3" meta:cell-count="724"/>
  </office:meta>
</office:document-meta>
</file>